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1.506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4.066cm"/>
    </style:style>
    <style:style style:name="co6" style:family="table-column">
      <style:table-column-properties fo:break-before="auto" style:column-width="2.732cm"/>
    </style:style>
    <style:style style:name="co7" style:family="table-column">
      <style:table-column-properties fo:break-before="auto" style:column-width="5.32cm"/>
    </style:style>
    <style:style style:name="co8" style:family="table-column">
      <style:table-column-properties fo:break-before="auto" style:column-width="5.02cm"/>
    </style:style>
    <style:style style:name="co9" style:family="table-column">
      <style:table-column-properties fo:break-before="auto" style:column-width="5.129cm"/>
    </style:style>
    <style:style style:name="co10" style:family="table-column">
      <style:table-column-properties fo:break-before="auto" style:column-width="3.575cm"/>
    </style:style>
    <style:style style:name="co11" style:family="table-column">
      <style:table-column-properties fo:break-before="auto" style:column-width="3.276cm"/>
    </style:style>
    <style:style style:name="co12" style:family="table-column">
      <style:table-column-properties fo:break-before="auto" style:column-width="3.385cm"/>
    </style:style>
    <style:style style:name="co13" style:family="table-column">
      <style:table-column-properties fo:break-before="auto" style:column-width="3.794cm"/>
    </style:style>
    <style:style style:name="co14" style:family="table-column">
      <style:table-column-properties fo:break-before="auto" style:column-width="3.494cm"/>
    </style:style>
    <style:style style:name="co15" style:family="table-column">
      <style:table-column-properties fo:break-before="auto" style:column-width="3.604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Corner">
      <style:table-cell-properties fo:border-bottom="none" fo:border-left="2.01pt solid #000000" fo:border-right="none" fo:border-top="none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7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8" style:family="table-cell" style:parent-style-name="Pivot_20_Table_20_Corner">
      <style:table-cell-properties fo:border-bottom="none" fo:border-left="none" fo:border-right="none" fo:border-top="2.01pt solid #000000"/>
    </style:style>
    <style:style style:name="ce9" style:family="table-cell" style:parent-style-name="Pivot_20_Table_20_Field">
      <style:table-cell-properties fo:border="0.99pt solid #000000"/>
    </style:style>
    <style:style style:name="ce10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1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2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3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4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5" style:family="table-cell" style:parent-style-name="Pivot_20_Table_20_Corner">
      <style:table-cell-properties fo:border-bottom="none" fo:border-left="none" fo:border-right="0.99pt solid #000000" fo:border-top="none"/>
    </style:style>
    <style:style style:name="ce16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8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1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0" style:family="table-cell" style:parent-style-name="Pivot_20_Table_20_Value" style:data-style-name="N0">
      <style:table-cell-properties fo:border-bottom="none" fo:border-left="0.99pt solid #000000" fo:border-right="0.99pt solid #000000" fo:border-top="0.99pt solid #000000"/>
    </style:style>
    <style:style style:name="ce21" style:family="table-cell" style:parent-style-name="Pivot_20_Table_20_Value">
      <style:table-cell-properties fo:border-bottom="none" fo:border-left="0.99pt solid #000000" fo:border-right="0.99pt solid #000000" fo:border-top="none"/>
    </style:style>
    <style:style style:name="ce22" style:family="table-cell" style:parent-style-name="Pivot_20_Table_20_Value" style:data-style-name="N0">
      <style:table-cell-properties fo:border-bottom="0.99pt solid #000000" fo:border-left="0.99pt solid #000000" fo:border-right="0.99pt solid #000000" fo:border-top="none"/>
    </style:style>
    <style:style style:name="ce23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4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5" style:family="table-cell" style:parent-style-name="Pivot_20_Table_20_Value" style:data-style-name="N0"/>
    <style:style style:name="ce26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27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2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3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3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32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33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34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35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36" style:family="table-cell" style:parent-style-name="Pivot_20_Table_20_Value">
      <style:table-cell-properties fo:border-bottom="0.99pt solid #000000" fo:border-left="none" fo:border-right="none" fo:border-top="none"/>
    </style:style>
    <style:style style:name="ce37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38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39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40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41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42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43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44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peed_Evaluation-Signature_Schem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>
            <table:cell-range-source table:name="CSV_all" xlink:type="simple" xlink:href="../Speed_Evaluation-Signature_Schemes.csv" table:filter-name="Text - txt - csv (StarCalc)" table:filter-options="9/59/44,34,76,1,,0,false,false,true,false,false,0,false,false,true" table:last-column-spanned="16" table:last-row-spanned="49"/>
          </table:table-cell>
          <table:table-cell office:value-type="string" calcext:value-type="string">
            <text:p>Sche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Problem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Key Generation [cycles] (mean)</text:p>
          </table:table-cell>
          <table:table-cell office:value-type="string" calcext:value-type="string">
            <text:p>Key Generation [cycles] (min)</text:p>
          </table:table-cell>
          <table:table-cell office:value-type="string" calcext:value-type="string">
            <text:p>Key Generation [cycles] (max)</text:p>
          </table:table-cell>
          <table:table-cell office:value-type="string" calcext:value-type="string">
            <text:p>Sign [cycles] (mean)</text:p>
          </table:table-cell>
          <table:table-cell office:value-type="string" calcext:value-type="string">
            <text:p>Sign [cycles] (min)</text:p>
          </table:table-cell>
          <table:table-cell office:value-type="string" calcext:value-type="string">
            <text:p>Sign [cycles] (max)</text:p>
          </table:table-cell>
          <table:table-cell office:value-type="string" calcext:value-type="string">
            <text:p>Verify [cycles] (mean)</text:p>
          </table:table-cell>
          <table:table-cell office:value-type="string" calcext:value-type="string">
            <text:p>Verify [cycles] (min)</text:p>
          </table:table-cell>
          <table:table-cell office:value-type="string" calcext:value-type="string">
            <text:p>Verify [cycles] (max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ros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484520" calcext:value-type="float">
            <text:p>484520</text:p>
          </table:table-cell>
          <table:table-cell office:value-type="float" office:value="480073" calcext:value-type="float">
            <text:p>480073</text:p>
          </table:table-cell>
          <table:table-cell office:value-type="float" office:value="490875" calcext:value-type="float">
            <text:p>490875</text:p>
          </table:table-cell>
          <table:table-cell office:value-type="float" office:value="38852351" calcext:value-type="float">
            <text:p>38852351</text:p>
          </table:table-cell>
          <table:table-cell office:value-type="float" office:value="38847866" calcext:value-type="float">
            <text:p>38847866</text:p>
          </table:table-cell>
          <table:table-cell office:value-type="float" office:value="38860222" calcext:value-type="float">
            <text:p>38860222</text:p>
          </table:table-cell>
          <table:table-cell office:value-type="float" office:value="18276003" calcext:value-type="float">
            <text:p>18276003</text:p>
          </table:table-cell>
          <table:table-cell office:value-type="float" office:value="18262632" calcext:value-type="float">
            <text:p>18262632</text:p>
          </table:table-cell>
          <table:table-cell office:value-type="float" office:value="18281467" calcext:value-type="float">
            <text:p>182814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os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rofile</text:p>
          </table:table-cell>
          <table:table-cell office:value-type="float" office:value="1308016" calcext:value-type="float">
            <text:p>1308016</text:p>
          </table:table-cell>
          <table:table-cell office:value-type="float" office:value="1307349" calcext:value-type="float">
            <text:p>1307349</text:p>
          </table:table-cell>
          <table:table-cell office:value-type="float" office:value="1308443" calcext:value-type="float">
            <text:p>1308443</text:p>
          </table:table-cell>
          <table:table-cell office:value-type="float" office:value="145791910" calcext:value-type="float">
            <text:p>145791910</text:p>
          </table:table-cell>
          <table:table-cell office:value-type="float" office:value="145782351" calcext:value-type="float">
            <text:p>145782351</text:p>
          </table:table-cell>
          <table:table-cell office:value-type="float" office:value="145803591" calcext:value-type="float">
            <text:p>145803591</text:p>
          </table:table-cell>
          <table:table-cell office:value-type="float" office:value="66358034" calcext:value-type="float">
            <text:p>66358034</text:p>
          </table:table-cell>
          <table:table-cell office:value-type="float" office:value="66346021" calcext:value-type="float">
            <text:p>66346021</text:p>
          </table:table-cell>
          <table:table-cell office:value-type="float" office:value="66372779" calcext:value-type="float">
            <text:p>663727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os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office:value-type="float" office:value="484521" calcext:value-type="float">
            <text:p>484521</text:p>
          </table:table-cell>
          <table:table-cell office:value-type="float" office:value="480070" calcext:value-type="float">
            <text:p>480070</text:p>
          </table:table-cell>
          <table:table-cell office:value-type="float" office:value="490870" calcext:value-type="float">
            <text:p>490870</text:p>
          </table:table-cell>
          <table:table-cell office:value-type="float" office:value="144695261" calcext:value-type="float">
            <text:p>144695261</text:p>
          </table:table-cell>
          <table:table-cell office:value-type="float" office:value="144681771" calcext:value-type="float">
            <text:p>144681771</text:p>
          </table:table-cell>
          <table:table-cell office:value-type="float" office:value="144711601" calcext:value-type="float">
            <text:p>144711601</text:p>
          </table:table-cell>
          <table:table-cell office:value-type="float" office:value="65817398" calcext:value-type="float">
            <text:p>65817398</text:p>
          </table:table-cell>
          <table:table-cell office:value-type="float" office:value="65799640" calcext:value-type="float">
            <text:p>65799640</text:p>
          </table:table-cell>
          <table:table-cell office:value-type="float" office:value="65830946" calcext:value-type="float">
            <text:p>658309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os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1058594" calcext:value-type="float">
            <text:p>1058594</text:p>
          </table:table-cell>
          <table:table-cell office:value-type="float" office:value="1054382" calcext:value-type="float">
            <text:p>1054382</text:p>
          </table:table-cell>
          <table:table-cell office:value-type="float" office:value="1064656" calcext:value-type="float">
            <text:p>1064656</text:p>
          </table:table-cell>
          <table:table-cell office:value-type="float" office:value="96624908" calcext:value-type="float">
            <text:p>96624908</text:p>
          </table:table-cell>
          <table:table-cell office:value-type="float" office:value="96612859" calcext:value-type="float">
            <text:p>96612859</text:p>
          </table:table-cell>
          <table:table-cell office:value-type="float" office:value="96639489" calcext:value-type="float">
            <text:p>96639489</text:p>
          </table:table-cell>
          <table:table-cell office:value-type="float" office:value="39505440" calcext:value-type="float">
            <text:p>39505440</text:p>
          </table:table-cell>
          <table:table-cell office:value-type="float" office:value="39493897" calcext:value-type="float">
            <text:p>39493897</text:p>
          </table:table-cell>
          <table:table-cell office:value-type="float" office:value="39516849" calcext:value-type="float">
            <text:p>395168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os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office:value-type="float" office:value="1058591" calcext:value-type="float">
            <text:p>1058591</text:p>
          </table:table-cell>
          <table:table-cell office:value-type="float" office:value="1054383" calcext:value-type="float">
            <text:p>1054383</text:p>
          </table:table-cell>
          <table:table-cell office:value-type="float" office:value="1064657" calcext:value-type="float">
            <text:p>1064657</text:p>
          </table:table-cell>
          <table:table-cell office:value-type="float" office:value="202429580" calcext:value-type="float">
            <text:p>202429580</text:p>
          </table:table-cell>
          <table:table-cell office:value-type="float" office:value="202413504" calcext:value-type="float">
            <text:p>202413504</text:p>
          </table:table-cell>
          <table:table-cell office:value-type="float" office:value="202439248" calcext:value-type="float">
            <text:p>202439248</text:p>
          </table:table-cell>
          <table:table-cell office:value-type="float" office:value="82484576" calcext:value-type="float">
            <text:p>82484576</text:p>
          </table:table-cell>
          <table:table-cell office:value-type="float" office:value="82468886" calcext:value-type="float">
            <text:p>82468886</text:p>
          </table:table-cell>
          <table:table-cell office:value-type="float" office:value="82494647" calcext:value-type="float">
            <text:p>824946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os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1894177" calcext:value-type="float">
            <text:p>1894177</text:p>
          </table:table-cell>
          <table:table-cell office:value-type="float" office:value="1889254" calcext:value-type="float">
            <text:p>1889254</text:p>
          </table:table-cell>
          <table:table-cell office:value-type="float" office:value="1900778" calcext:value-type="float">
            <text:p>1900778</text:p>
          </table:table-cell>
          <table:table-cell office:value-type="float" office:value="184086538" calcext:value-type="float">
            <text:p>184086538</text:p>
          </table:table-cell>
          <table:table-cell office:value-type="float" office:value="184068855" calcext:value-type="float">
            <text:p>184068855</text:p>
          </table:table-cell>
          <table:table-cell office:value-type="float" office:value="184102315" calcext:value-type="float">
            <text:p>184102315</text:p>
          </table:table-cell>
          <table:table-cell office:value-type="float" office:value="69493034" calcext:value-type="float">
            <text:p>69493034</text:p>
          </table:table-cell>
          <table:table-cell office:value-type="float" office:value="69462149" calcext:value-type="float">
            <text:p>69462149</text:p>
          </table:table-cell>
          <table:table-cell office:value-type="float" office:value="69508780" calcext:value-type="float">
            <text:p>695087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os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os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250761" calcext:value-type="float">
            <text:p>250761</text:p>
          </table:table-cell>
          <table:table-cell office:value-type="float" office:value="246586" calcext:value-type="float">
            <text:p>246586</text:p>
          </table:table-cell>
          <table:table-cell office:value-type="float" office:value="256965" calcext:value-type="float">
            <text:p>256965</text:p>
          </table:table-cell>
          <table:table-cell office:value-type="float" office:value="25164960" calcext:value-type="float">
            <text:p>25164960</text:p>
          </table:table-cell>
          <table:table-cell office:value-type="float" office:value="25161327" calcext:value-type="float">
            <text:p>25161327</text:p>
          </table:table-cell>
          <table:table-cell office:value-type="float" office:value="25172468" calcext:value-type="float">
            <text:p>25172468</text:p>
          </table:table-cell>
          <table:table-cell office:value-type="float" office:value="14990928" calcext:value-type="float">
            <text:p>14990928</text:p>
          </table:table-cell>
          <table:table-cell office:value-type="float" office:value="14977425" calcext:value-type="float">
            <text:p>14977425</text:p>
          </table:table-cell>
          <table:table-cell office:value-type="float" office:value="15002738" calcext:value-type="float">
            <text:p>150027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os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office:value-type="float" office:value="250767" calcext:value-type="float">
            <text:p>250767</text:p>
          </table:table-cell>
          <table:table-cell office:value-type="float" office:value="246586" calcext:value-type="float">
            <text:p>246586</text:p>
          </table:table-cell>
          <table:table-cell office:value-type="float" office:value="256968" calcext:value-type="float">
            <text:p>256968</text:p>
          </table:table-cell>
          <table:table-cell office:value-type="float" office:value="88253379" calcext:value-type="float">
            <text:p>88253379</text:p>
          </table:table-cell>
          <table:table-cell office:value-type="float" office:value="88246651" calcext:value-type="float">
            <text:p>88246651</text:p>
          </table:table-cell>
          <table:table-cell office:value-type="float" office:value="88265370" calcext:value-type="float">
            <text:p>88265370</text:p>
          </table:table-cell>
          <table:table-cell office:value-type="float" office:value="53635644" calcext:value-type="float">
            <text:p>53635644</text:p>
          </table:table-cell>
          <table:table-cell office:value-type="float" office:value="53629152" calcext:value-type="float">
            <text:p>53629152</text:p>
          </table:table-cell>
          <table:table-cell office:value-type="float" office:value="53651465" calcext:value-type="float">
            <text:p>536514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ros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542553" calcext:value-type="float">
            <text:p>542553</text:p>
          </table:table-cell>
          <table:table-cell office:value-type="float" office:value="538577" calcext:value-type="float">
            <text:p>538577</text:p>
          </table:table-cell>
          <table:table-cell office:value-type="float" office:value="548541" calcext:value-type="float">
            <text:p>548541</text:p>
          </table:table-cell>
          <table:table-cell office:value-type="float" office:value="36332488" calcext:value-type="float">
            <text:p>36332488</text:p>
          </table:table-cell>
          <table:table-cell office:value-type="float" office:value="36321640" calcext:value-type="float">
            <text:p>36321640</text:p>
          </table:table-cell>
          <table:table-cell office:value-type="float" office:value="36342120" calcext:value-type="float">
            <text:p>36342120</text:p>
          </table:table-cell>
          <table:table-cell office:value-type="float" office:value="22179010" calcext:value-type="float">
            <text:p>22179010</text:p>
          </table:table-cell>
          <table:table-cell office:value-type="float" office:value="22169771" calcext:value-type="float">
            <text:p>22169771</text:p>
          </table:table-cell>
          <table:table-cell office:value-type="float" office:value="22185100" calcext:value-type="float">
            <text:p>22185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os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office:value-type="float" office:value="542551" calcext:value-type="float">
            <text:p>542551</text:p>
          </table:table-cell>
          <table:table-cell office:value-type="float" office:value="538575" calcext:value-type="float">
            <text:p>538575</text:p>
          </table:table-cell>
          <table:table-cell office:value-type="float" office:value="548539" calcext:value-type="float">
            <text:p>548539</text:p>
          </table:table-cell>
          <table:table-cell office:value-type="float" office:value="132397801" calcext:value-type="float">
            <text:p>132397801</text:p>
          </table:table-cell>
          <table:table-cell office:value-type="float" office:value="132384623" calcext:value-type="float">
            <text:p>132384623</text:p>
          </table:table-cell>
          <table:table-cell office:value-type="float" office:value="132409674" calcext:value-type="float">
            <text:p>132409674</text:p>
          </table:table-cell>
          <table:table-cell office:value-type="float" office:value="79663899" calcext:value-type="float">
            <text:p>79663899</text:p>
          </table:table-cell>
          <table:table-cell office:value-type="float" office:value="79654779" calcext:value-type="float">
            <text:p>79654779</text:p>
          </table:table-cell>
          <table:table-cell office:value-type="float" office:value="79678766" calcext:value-type="float">
            <text:p>796787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ros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925203" calcext:value-type="float">
            <text:p>925203</text:p>
          </table:table-cell>
          <table:table-cell office:value-type="float" office:value="920850" calcext:value-type="float">
            <text:p>920850</text:p>
          </table:table-cell>
          <table:table-cell office:value-type="float" office:value="931591" calcext:value-type="float">
            <text:p>931591</text:p>
          </table:table-cell>
          <table:table-cell office:value-type="float" office:value="73417124" calcext:value-type="float">
            <text:p>73417124</text:p>
          </table:table-cell>
          <table:table-cell office:value-type="float" office:value="73409381" calcext:value-type="float">
            <text:p>73409381</text:p>
          </table:table-cell>
          <table:table-cell office:value-type="float" office:value="73422863" calcext:value-type="float">
            <text:p>73422863</text:p>
          </table:table-cell>
          <table:table-cell office:value-type="float" office:value="45606845" calcext:value-type="float">
            <text:p>45606845</text:p>
          </table:table-cell>
          <table:table-cell office:value-type="float" office:value="45600649" calcext:value-type="float">
            <text:p>45600649</text:p>
          </table:table-cell>
          <table:table-cell office:value-type="float" office:value="45612514" calcext:value-type="float">
            <text:p>456125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ros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office:value-type="float" office:value="925202" calcext:value-type="float">
            <text:p>925202</text:p>
          </table:table-cell>
          <table:table-cell office:value-type="float" office:value="920846" calcext:value-type="float">
            <text:p>920846</text:p>
          </table:table-cell>
          <table:table-cell office:value-type="float" office:value="931585" calcext:value-type="float">
            <text:p>931585</text:p>
          </table:table-cell>
          <table:table-cell office:value-type="float" office:value="194842140" calcext:value-type="float">
            <text:p>194842140</text:p>
          </table:table-cell>
          <table:table-cell office:value-type="float" office:value="194833015" calcext:value-type="float">
            <text:p>194833015</text:p>
          </table:table-cell>
          <table:table-cell office:value-type="float" office:value="194855353" calcext:value-type="float">
            <text:p>194855353</text:p>
          </table:table-cell>
          <table:table-cell office:value-type="float" office:value="122110915" calcext:value-type="float">
            <text:p>122110915</text:p>
          </table:table-cell>
          <table:table-cell office:value-type="float" office:value="122101680" calcext:value-type="float">
            <text:p>122101680</text:p>
          </table:table-cell>
          <table:table-cell office:value-type="float" office:value="122122377" calcext:value-type="float">
            <text:p>1221223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533033" calcext:value-type="float">
            <text:p>533033</text:p>
          </table:table-cell>
          <table:table-cell office:value-type="float" office:value="528634" calcext:value-type="float">
            <text:p>528634</text:p>
          </table:table-cell>
          <table:table-cell office:value-type="float" office:value="539567" calcext:value-type="float">
            <text:p>539567</text:p>
          </table:table-cell>
          <table:table-cell office:value-type="float" office:value="40293954" calcext:value-type="float">
            <text:p>40293954</text:p>
          </table:table-cell>
          <table:table-cell office:value-type="float" office:value="40194216" calcext:value-type="float">
            <text:p>40194216</text:p>
          </table:table-cell>
          <table:table-cell office:value-type="float" office:value="40373758" calcext:value-type="float">
            <text:p>40373758</text:p>
          </table:table-cell>
          <table:table-cell office:value-type="float" office:value="18977575" calcext:value-type="float">
            <text:p>18977575</text:p>
          </table:table-cell>
          <table:table-cell office:value-type="float" office:value="18974698" calcext:value-type="float">
            <text:p>18974698</text:p>
          </table:table-cell>
          <table:table-cell office:value-type="float" office:value="18979415" calcext:value-type="float">
            <text:p>189794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400650" calcext:value-type="float">
            <text:p>400650</text:p>
          </table:table-cell>
          <table:table-cell office:value-type="float" office:value="396532" calcext:value-type="float">
            <text:p>396532</text:p>
          </table:table-cell>
          <table:table-cell office:value-type="float" office:value="406791" calcext:value-type="float">
            <text:p>406791</text:p>
          </table:table-cell>
          <table:table-cell office:value-type="float" office:value="38983168" calcext:value-type="float">
            <text:p>38983168</text:p>
          </table:table-cell>
          <table:table-cell office:value-type="float" office:value="38980338" calcext:value-type="float">
            <text:p>38980338</text:p>
          </table:table-cell>
          <table:table-cell office:value-type="float" office:value="38989162" calcext:value-type="float">
            <text:p>38989162</text:p>
          </table:table-cell>
          <table:table-cell office:value-type="float" office:value="18644695" calcext:value-type="float">
            <text:p>18644695</text:p>
          </table:table-cell>
          <table:table-cell office:value-type="float" office:value="18641906" calcext:value-type="float">
            <text:p>18641906</text:p>
          </table:table-cell>
          <table:table-cell office:value-type="float" office:value="18646394" calcext:value-type="float">
            <text:p>186463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532941" calcext:value-type="float">
            <text:p>532941</text:p>
          </table:table-cell>
          <table:table-cell office:value-type="float" office:value="528786" calcext:value-type="float">
            <text:p>528786</text:p>
          </table:table-cell>
          <table:table-cell office:value-type="float" office:value="538945" calcext:value-type="float">
            <text:p>538945</text:p>
          </table:table-cell>
          <table:table-cell office:value-type="float" office:value="22745959" calcext:value-type="float">
            <text:p>22745959</text:p>
          </table:table-cell>
          <table:table-cell office:value-type="float" office:value="22742352" calcext:value-type="float">
            <text:p>22742352</text:p>
          </table:table-cell>
          <table:table-cell office:value-type="float" office:value="22755422" calcext:value-type="float">
            <text:p>22755422</text:p>
          </table:table-cell>
          <table:table-cell office:value-type="float" office:value="11696706" calcext:value-type="float">
            <text:p>11696706</text:p>
          </table:table-cell>
          <table:table-cell office:value-type="float" office:value="11693738" calcext:value-type="float">
            <text:p>11693738</text:p>
          </table:table-cell>
          <table:table-cell office:value-type="float" office:value="11699713" calcext:value-type="float">
            <text:p>116997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400623" calcext:value-type="float">
            <text:p>400623</text:p>
          </table:table-cell>
          <table:table-cell office:value-type="float" office:value="396550" calcext:value-type="float">
            <text:p>396550</text:p>
          </table:table-cell>
          <table:table-cell office:value-type="float" office:value="406579" calcext:value-type="float">
            <text:p>406579</text:p>
          </table:table-cell>
          <table:table-cell office:value-type="float" office:value="21223819" calcext:value-type="float">
            <text:p>21223819</text:p>
          </table:table-cell>
          <table:table-cell office:value-type="float" office:value="21219962" calcext:value-type="float">
            <text:p>21219962</text:p>
          </table:table-cell>
          <table:table-cell office:value-type="float" office:value="21233414" calcext:value-type="float">
            <text:p>21233414</text:p>
          </table:table-cell>
          <table:table-cell office:value-type="float" office:value="11766667" calcext:value-type="float">
            <text:p>11766667</text:p>
          </table:table-cell>
          <table:table-cell office:value-type="float" office:value="11763832" calcext:value-type="float">
            <text:p>11763832</text:p>
          </table:table-cell>
          <table:table-cell office:value-type="float" office:value="11769745" calcext:value-type="float">
            <text:p>117697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532914" calcext:value-type="float">
            <text:p>532914</text:p>
          </table:table-cell>
          <table:table-cell office:value-type="float" office:value="528876" calcext:value-type="float">
            <text:p>528876</text:p>
          </table:table-cell>
          <table:table-cell office:value-type="float" office:value="539058" calcext:value-type="float">
            <text:p>539058</text:p>
          </table:table-cell>
          <table:table-cell office:value-type="float" office:value="84605241" calcext:value-type="float">
            <text:p>84605241</text:p>
          </table:table-cell>
          <table:table-cell office:value-type="float" office:value="84469770" calcext:value-type="float">
            <text:p>84469770</text:p>
          </table:table-cell>
          <table:table-cell office:value-type="float" office:value="84730670" calcext:value-type="float">
            <text:p>84730670</text:p>
          </table:table-cell>
          <table:table-cell office:value-type="float" office:value="36467252" calcext:value-type="float">
            <text:p>36467252</text:p>
          </table:table-cell>
          <table:table-cell office:value-type="float" office:value="36463638" calcext:value-type="float">
            <text:p>36463638</text:p>
          </table:table-cell>
          <table:table-cell office:value-type="float" office:value="36470254" calcext:value-type="float">
            <text:p>364702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office:value-type="float" office:value="400624" calcext:value-type="float">
            <text:p>400624</text:p>
          </table:table-cell>
          <table:table-cell office:value-type="float" office:value="396633" calcext:value-type="float">
            <text:p>396633</text:p>
          </table:table-cell>
          <table:table-cell office:value-type="float" office:value="406695" calcext:value-type="float">
            <text:p>406695</text:p>
          </table:table-cell>
          <table:table-cell office:value-type="float" office:value="76715899" calcext:value-type="float">
            <text:p>76715899</text:p>
          </table:table-cell>
          <table:table-cell office:value-type="float" office:value="76709631" calcext:value-type="float">
            <text:p>76709631</text:p>
          </table:table-cell>
          <table:table-cell office:value-type="float" office:value="76727441" calcext:value-type="float">
            <text:p>76727441</text:p>
          </table:table-cell>
          <table:table-cell office:value-type="float" office:value="36498517" calcext:value-type="float">
            <text:p>36498517</text:p>
          </table:table-cell>
          <table:table-cell office:value-type="float" office:value="36495033" calcext:value-type="float">
            <text:p>36495033</text:p>
          </table:table-cell>
          <table:table-cell office:value-type="float" office:value="36501029" calcext:value-type="float">
            <text:p>365010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1215681" calcext:value-type="float">
            <text:p>1215681</text:p>
          </table:table-cell>
          <table:table-cell office:value-type="float" office:value="1211227" calcext:value-type="float">
            <text:p>1211227</text:p>
          </table:table-cell>
          <table:table-cell office:value-type="float" office:value="1222006" calcext:value-type="float">
            <text:p>1222006</text:p>
          </table:table-cell>
          <table:table-cell office:value-type="float" office:value="101752194" calcext:value-type="float">
            <text:p>101752194</text:p>
          </table:table-cell>
          <table:table-cell office:value-type="float" office:value="101593856" calcext:value-type="float">
            <text:p>101593856</text:p>
          </table:table-cell>
          <table:table-cell office:value-type="float" office:value="101855720" calcext:value-type="float">
            <text:p>101855720</text:p>
          </table:table-cell>
          <table:table-cell office:value-type="float" office:value="41089159" calcext:value-type="float">
            <text:p>41089159</text:p>
          </table:table-cell>
          <table:table-cell office:value-type="float" office:value="41086021" calcext:value-type="float">
            <text:p>41086021</text:p>
          </table:table-cell>
          <table:table-cell office:value-type="float" office:value="41093911" calcext:value-type="float">
            <text:p>410939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964686" calcext:value-type="float">
            <text:p>964686</text:p>
          </table:table-cell>
          <table:table-cell office:value-type="float" office:value="960476" calcext:value-type="float">
            <text:p>960476</text:p>
          </table:table-cell>
          <table:table-cell office:value-type="float" office:value="970769" calcext:value-type="float">
            <text:p>970769</text:p>
          </table:table-cell>
          <table:table-cell office:value-type="float" office:value="92882590" calcext:value-type="float">
            <text:p>92882590</text:p>
          </table:table-cell>
          <table:table-cell office:value-type="float" office:value="92872807" calcext:value-type="float">
            <text:p>92872807</text:p>
          </table:table-cell>
          <table:table-cell office:value-type="float" office:value="92888911" calcext:value-type="float">
            <text:p>92888911</text:p>
          </table:table-cell>
          <table:table-cell office:value-type="float" office:value="41773187" calcext:value-type="float">
            <text:p>41773187</text:p>
          </table:table-cell>
          <table:table-cell office:value-type="float" office:value="41770225" calcext:value-type="float">
            <text:p>41770225</text:p>
          </table:table-cell>
          <table:table-cell office:value-type="float" office:value="41776840" calcext:value-type="float">
            <text:p>417768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1215877" calcext:value-type="float">
            <text:p>1215877</text:p>
          </table:table-cell>
          <table:table-cell office:value-type="float" office:value="1211544" calcext:value-type="float">
            <text:p>1211544</text:p>
          </table:table-cell>
          <table:table-cell office:value-type="float" office:value="1222116" calcext:value-type="float">
            <text:p>1222116</text:p>
          </table:table-cell>
          <table:table-cell office:value-type="float" office:value="59803996" calcext:value-type="float">
            <text:p>59803996</text:p>
          </table:table-cell>
          <table:table-cell office:value-type="float" office:value="59795815" calcext:value-type="float">
            <text:p>59795815</text:p>
          </table:table-cell>
          <table:table-cell office:value-type="float" office:value="59810789" calcext:value-type="float">
            <text:p>59810789</text:p>
          </table:table-cell>
          <table:table-cell office:value-type="float" office:value="30882828" calcext:value-type="float">
            <text:p>30882828</text:p>
          </table:table-cell>
          <table:table-cell office:value-type="float" office:value="30880465" calcext:value-type="float">
            <text:p>30880465</text:p>
          </table:table-cell>
          <table:table-cell office:value-type="float" office:value="30884581" calcext:value-type="float">
            <text:p>3088458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964827" calcext:value-type="float">
            <text:p>964827</text:p>
          </table:table-cell>
          <table:table-cell office:value-type="float" office:value="960654" calcext:value-type="float">
            <text:p>960654</text:p>
          </table:table-cell>
          <table:table-cell office:value-type="float" office:value="970897" calcext:value-type="float">
            <text:p>970897</text:p>
          </table:table-cell>
          <table:table-cell office:value-type="float" office:value="53999005" calcext:value-type="float">
            <text:p>53999005</text:p>
          </table:table-cell>
          <table:table-cell office:value-type="float" office:value="53990034" calcext:value-type="float">
            <text:p>53990034</text:p>
          </table:table-cell>
          <table:table-cell office:value-type="float" office:value="54006082" calcext:value-type="float">
            <text:p>54006082</text:p>
          </table:table-cell>
          <table:table-cell office:value-type="float" office:value="31198630" calcext:value-type="float">
            <text:p>31198630</text:p>
          </table:table-cell>
          <table:table-cell office:value-type="float" office:value="31195841" calcext:value-type="float">
            <text:p>31195841</text:p>
          </table:table-cell>
          <table:table-cell office:value-type="float" office:value="31200867" calcext:value-type="float">
            <text:p>312008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1216095" calcext:value-type="float">
            <text:p>1216095</text:p>
          </table:table-cell>
          <table:table-cell office:value-type="float" office:value="1211737" calcext:value-type="float">
            <text:p>1211737</text:p>
          </table:table-cell>
          <table:table-cell office:value-type="float" office:value="1221965" calcext:value-type="float">
            <text:p>1221965</text:p>
          </table:table-cell>
          <table:table-cell office:value-type="float" office:value="145928874" calcext:value-type="float">
            <text:p>145928874</text:p>
          </table:table-cell>
          <table:table-cell office:value-type="float" office:value="145796231" calcext:value-type="float">
            <text:p>145796231</text:p>
          </table:table-cell>
          <table:table-cell office:value-type="float" office:value="146011304" calcext:value-type="float">
            <text:p>146011304</text:p>
          </table:table-cell>
          <table:table-cell office:value-type="float" office:value="58690386" calcext:value-type="float">
            <text:p>58690386</text:p>
          </table:table-cell>
          <table:table-cell office:value-type="float" office:value="58687158" calcext:value-type="float">
            <text:p>58687158</text:p>
          </table:table-cell>
          <table:table-cell office:value-type="float" office:value="58693846" calcext:value-type="float">
            <text:p>5869384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2170948" calcext:value-type="float">
            <text:p>2170948</text:p>
          </table:table-cell>
          <table:table-cell office:value-type="float" office:value="2166152" calcext:value-type="float">
            <text:p>2166152</text:p>
          </table:table-cell>
          <table:table-cell office:value-type="float" office:value="2177793" calcext:value-type="float">
            <text:p>2177793</text:p>
          </table:table-cell>
          <table:table-cell office:value-type="float" office:value="185337835" calcext:value-type="float">
            <text:p>185337835</text:p>
          </table:table-cell>
          <table:table-cell office:value-type="float" office:value="185228805" calcext:value-type="float">
            <text:p>185228805</text:p>
          </table:table-cell>
          <table:table-cell office:value-type="float" office:value="185401888" calcext:value-type="float">
            <text:p>185401888</text:p>
          </table:table-cell>
          <table:table-cell office:value-type="float" office:value="73344995" calcext:value-type="float">
            <text:p>73344995</text:p>
          </table:table-cell>
          <table:table-cell office:value-type="float" office:value="73338562" calcext:value-type="float">
            <text:p>73338562</text:p>
          </table:table-cell>
          <table:table-cell office:value-type="float" office:value="73351044" calcext:value-type="float">
            <text:p>733510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2170509" calcext:value-type="float">
            <text:p>2170509</text:p>
          </table:table-cell>
          <table:table-cell office:value-type="float" office:value="2165875" calcext:value-type="float">
            <text:p>2165875</text:p>
          </table:table-cell>
          <table:table-cell office:value-type="float" office:value="2177722" calcext:value-type="float">
            <text:p>2177722</text:p>
          </table:table-cell>
          <table:table-cell office:value-type="float" office:value="112469383" calcext:value-type="float">
            <text:p>112469383</text:p>
          </table:table-cell>
          <table:table-cell office:value-type="float" office:value="112461404" calcext:value-type="float">
            <text:p>112461404</text:p>
          </table:table-cell>
          <table:table-cell office:value-type="float" office:value="112474892" calcext:value-type="float">
            <text:p>112474892</text:p>
          </table:table-cell>
          <table:table-cell office:value-type="float" office:value="58067807" calcext:value-type="float">
            <text:p>58067807</text:p>
          </table:table-cell>
          <table:table-cell office:value-type="float" office:value="58063126" calcext:value-type="float">
            <text:p>58063126</text:p>
          </table:table-cell>
          <table:table-cell office:value-type="float" office:value="58070777" calcext:value-type="float">
            <text:p>580707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1672453" calcext:value-type="float">
            <text:p>1672453</text:p>
          </table:table-cell>
          <table:table-cell office:value-type="float" office:value="1668119" calcext:value-type="float">
            <text:p>1668119</text:p>
          </table:table-cell>
          <table:table-cell office:value-type="float" office:value="1678926" calcext:value-type="float">
            <text:p>1678926</text:p>
          </table:table-cell>
          <table:table-cell office:value-type="float" office:value="108904802" calcext:value-type="float">
            <text:p>108904802</text:p>
          </table:table-cell>
          <table:table-cell office:value-type="float" office:value="108896889" calcext:value-type="float">
            <text:p>108896889</text:p>
          </table:table-cell>
          <table:table-cell office:value-type="float" office:value="108910455" calcext:value-type="float">
            <text:p>108910455</text:p>
          </table:table-cell>
          <table:table-cell office:value-type="float" office:value="58704831" calcext:value-type="float">
            <text:p>58704831</text:p>
          </table:table-cell>
          <table:table-cell office:value-type="float" office:value="58699192" calcext:value-type="float">
            <text:p>58699192</text:p>
          </table:table-cell>
          <table:table-cell office:value-type="float" office:value="58707456" calcext:value-type="float">
            <text:p>587074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2170480" calcext:value-type="float">
            <text:p>2170480</text:p>
          </table:table-cell>
          <table:table-cell office:value-type="float" office:value="2165832" calcext:value-type="float">
            <text:p>2165832</text:p>
          </table:table-cell>
          <table:table-cell office:value-type="float" office:value="2177058" calcext:value-type="float">
            <text:p>2177058</text:p>
          </table:table-cell>
          <table:table-cell office:value-type="float" office:value="299053730" calcext:value-type="float">
            <text:p>299053730</text:p>
          </table:table-cell>
          <table:table-cell office:value-type="float" office:value="298908433" calcext:value-type="float">
            <text:p>298908433</text:p>
          </table:table-cell>
          <table:table-cell office:value-type="float" office:value="299223634" calcext:value-type="float">
            <text:p>299223634</text:p>
          </table:table-cell>
          <table:table-cell office:value-type="float" office:value="108909420" calcext:value-type="float">
            <text:p>108909420</text:p>
          </table:table-cell>
          <table:table-cell office:value-type="float" office:value="108904067" calcext:value-type="float">
            <text:p>108904067</text:p>
          </table:table-cell>
          <table:table-cell office:value-type="float" office:value="108913303" calcext:value-type="float">
            <text:p>1089133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278805" calcext:value-type="float">
            <text:p>278805</text:p>
          </table:table-cell>
          <table:table-cell office:value-type="float" office:value="274614" calcext:value-type="float">
            <text:p>274614</text:p>
          </table:table-cell>
          <table:table-cell office:value-type="float" office:value="284970" calcext:value-type="float">
            <text:p>284970</text:p>
          </table:table-cell>
          <table:table-cell office:value-type="float" office:value="28477562" calcext:value-type="float">
            <text:p>28477562</text:p>
          </table:table-cell>
          <table:table-cell office:value-type="float" office:value="28396665" calcext:value-type="float">
            <text:p>28396665</text:p>
          </table:table-cell>
          <table:table-cell office:value-type="float" office:value="28497326" calcext:value-type="float">
            <text:p>28497326</text:p>
          </table:table-cell>
          <table:table-cell office:value-type="float" office:value="15996387" calcext:value-type="float">
            <text:p>15996387</text:p>
          </table:table-cell>
          <table:table-cell office:value-type="float" office:value="15995441" calcext:value-type="float">
            <text:p>15995441</text:p>
          </table:table-cell>
          <table:table-cell office:value-type="float" office:value="15998082" calcext:value-type="float">
            <text:p>1599808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196606" calcext:value-type="float">
            <text:p>196606</text:p>
          </table:table-cell>
          <table:table-cell office:value-type="float" office:value="192527" calcext:value-type="float">
            <text:p>192527</text:p>
          </table:table-cell>
          <table:table-cell office:value-type="float" office:value="202690" calcext:value-type="float">
            <text:p>202690</text:p>
          </table:table-cell>
          <table:table-cell office:value-type="float" office:value="26038462" calcext:value-type="float">
            <text:p>26038462</text:p>
          </table:table-cell>
          <table:table-cell office:value-type="float" office:value="26036450" calcext:value-type="float">
            <text:p>26036450</text:p>
          </table:table-cell>
          <table:table-cell office:value-type="float" office:value="26046319" calcext:value-type="float">
            <text:p>26046319</text:p>
          </table:table-cell>
          <table:table-cell office:value-type="float" office:value="15931333" calcext:value-type="float">
            <text:p>15931333</text:p>
          </table:table-cell>
          <table:table-cell office:value-type="float" office:value="15930314" calcext:value-type="float">
            <text:p>15930314</text:p>
          </table:table-cell>
          <table:table-cell office:value-type="float" office:value="15932965" calcext:value-type="float">
            <text:p>1593296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278902" calcext:value-type="float">
            <text:p>278902</text:p>
          </table:table-cell>
          <table:table-cell office:value-type="float" office:value="274655" calcext:value-type="float">
            <text:p>274655</text:p>
          </table:table-cell>
          <table:table-cell office:value-type="float" office:value="285065" calcext:value-type="float">
            <text:p>285065</text:p>
          </table:table-cell>
          <table:table-cell office:value-type="float" office:value="13734626" calcext:value-type="float">
            <text:p>13734626</text:p>
          </table:table-cell>
          <table:table-cell office:value-type="float" office:value="13732590" calcext:value-type="float">
            <text:p>13732590</text:p>
          </table:table-cell>
          <table:table-cell office:value-type="float" office:value="13743858" calcext:value-type="float">
            <text:p>13743858</text:p>
          </table:table-cell>
          <table:table-cell office:value-type="float" office:value="7720090" calcext:value-type="float">
            <text:p>7720090</text:p>
          </table:table-cell>
          <table:table-cell office:value-type="float" office:value="7718915" calcext:value-type="float">
            <text:p>7718915</text:p>
          </table:table-cell>
          <table:table-cell office:value-type="float" office:value="7721866" calcext:value-type="float">
            <text:p>772186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196637" calcext:value-type="float">
            <text:p>196637</text:p>
          </table:table-cell>
          <table:table-cell office:value-type="float" office:value="192575" calcext:value-type="float">
            <text:p>192575</text:p>
          </table:table-cell>
          <table:table-cell office:value-type="float" office:value="202634" calcext:value-type="float">
            <text:p>202634</text:p>
          </table:table-cell>
          <table:table-cell office:value-type="float" office:value="12417006" calcext:value-type="float">
            <text:p>12417006</text:p>
          </table:table-cell>
          <table:table-cell office:value-type="float" office:value="12414978" calcext:value-type="float">
            <text:p>12414978</text:p>
          </table:table-cell>
          <table:table-cell office:value-type="float" office:value="12426241" calcext:value-type="float">
            <text:p>12426241</text:p>
          </table:table-cell>
          <table:table-cell office:value-type="float" office:value="7770754" calcext:value-type="float">
            <text:p>7770754</text:p>
          </table:table-cell>
          <table:table-cell office:value-type="float" office:value="7769490" calcext:value-type="float">
            <text:p>7769490</text:p>
          </table:table-cell>
          <table:table-cell office:value-type="float" office:value="7772445" calcext:value-type="float">
            <text:p>777244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278811" calcext:value-type="float">
            <text:p>278811</text:p>
          </table:table-cell>
          <table:table-cell office:value-type="float" office:value="274623" calcext:value-type="float">
            <text:p>274623</text:p>
          </table:table-cell>
          <table:table-cell office:value-type="float" office:value="284756" calcext:value-type="float">
            <text:p>284756</text:p>
          </table:table-cell>
          <table:table-cell office:value-type="float" office:value="57256947" calcext:value-type="float">
            <text:p>57256947</text:p>
          </table:table-cell>
          <table:table-cell office:value-type="float" office:value="57208405" calcext:value-type="float">
            <text:p>57208405</text:p>
          </table:table-cell>
          <table:table-cell office:value-type="float" office:value="57333713" calcext:value-type="float">
            <text:p>57333713</text:p>
          </table:table-cell>
          <table:table-cell office:value-type="float" office:value="31963079" calcext:value-type="float">
            <text:p>31963079</text:p>
          </table:table-cell>
          <table:table-cell office:value-type="float" office:value="31961093" calcext:value-type="float">
            <text:p>31961093</text:p>
          </table:table-cell>
          <table:table-cell office:value-type="float" office:value="31965296" calcext:value-type="float">
            <text:p>3196529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office:value-type="float" office:value="196599" calcext:value-type="float">
            <text:p>196599</text:p>
          </table:table-cell>
          <table:table-cell office:value-type="float" office:value="192535" calcext:value-type="float">
            <text:p>192535</text:p>
          </table:table-cell>
          <table:table-cell office:value-type="float" office:value="202558" calcext:value-type="float">
            <text:p>202558</text:p>
          </table:table-cell>
          <table:table-cell office:value-type="float" office:value="51828623" calcext:value-type="float">
            <text:p>51828623</text:p>
          </table:table-cell>
          <table:table-cell office:value-type="float" office:value="51826429" calcext:value-type="float">
            <text:p>51826429</text:p>
          </table:table-cell>
          <table:table-cell office:value-type="float" office:value="51835628" calcext:value-type="float">
            <text:p>51835628</text:p>
          </table:table-cell>
          <table:table-cell office:value-type="float" office:value="31857047" calcext:value-type="float">
            <text:p>31857047</text:p>
          </table:table-cell>
          <table:table-cell office:value-type="float" office:value="31855150" calcext:value-type="float">
            <text:p>31855150</text:p>
          </table:table-cell>
          <table:table-cell office:value-type="float" office:value="31859441" calcext:value-type="float">
            <text:p>3185944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609648" calcext:value-type="float">
            <text:p>609648</text:p>
          </table:table-cell>
          <table:table-cell office:value-type="float" office:value="605360" calcext:value-type="float">
            <text:p>605360</text:p>
          </table:table-cell>
          <table:table-cell office:value-type="float" office:value="615790" calcext:value-type="float">
            <text:p>615790</text:p>
          </table:table-cell>
          <table:table-cell office:value-type="float" office:value="42693184" calcext:value-type="float">
            <text:p>42693184</text:p>
          </table:table-cell>
          <table:table-cell office:value-type="float" office:value="42619783" calcext:value-type="float">
            <text:p>42619783</text:p>
          </table:table-cell>
          <table:table-cell office:value-type="float" office:value="42791712" calcext:value-type="float">
            <text:p>42791712</text:p>
          </table:table-cell>
          <table:table-cell office:value-type="float" office:value="25413352" calcext:value-type="float">
            <text:p>25413352</text:p>
          </table:table-cell>
          <table:table-cell office:value-type="float" office:value="25411698" calcext:value-type="float">
            <text:p>25411698</text:p>
          </table:table-cell>
          <table:table-cell office:value-type="float" office:value="25414841" calcext:value-type="float">
            <text:p>254148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417451" calcext:value-type="float">
            <text:p>417451</text:p>
          </table:table-cell>
          <table:table-cell office:value-type="float" office:value="413341" calcext:value-type="float">
            <text:p>413341</text:p>
          </table:table-cell>
          <table:table-cell office:value-type="float" office:value="423507" calcext:value-type="float">
            <text:p>423507</text:p>
          </table:table-cell>
          <table:table-cell office:value-type="float" office:value="40330228" calcext:value-type="float">
            <text:p>40330228</text:p>
          </table:table-cell>
          <table:table-cell office:value-type="float" office:value="40323461" calcext:value-type="float">
            <text:p>40323461</text:p>
          </table:table-cell>
          <table:table-cell office:value-type="float" office:value="40336548" calcext:value-type="float">
            <text:p>40336548</text:p>
          </table:table-cell>
          <table:table-cell office:value-type="float" office:value="25539740" calcext:value-type="float">
            <text:p>25539740</text:p>
          </table:table-cell>
          <table:table-cell office:value-type="float" office:value="25538298" calcext:value-type="float">
            <text:p>25538298</text:p>
          </table:table-cell>
          <table:table-cell office:value-type="float" office:value="25541249" calcext:value-type="float">
            <text:p>2554124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609684" calcext:value-type="float">
            <text:p>609684</text:p>
          </table:table-cell>
          <table:table-cell office:value-type="float" office:value="605494" calcext:value-type="float">
            <text:p>605494</text:p>
          </table:table-cell>
          <table:table-cell office:value-type="float" office:value="615624" calcext:value-type="float">
            <text:p>615624</text:p>
          </table:table-cell>
          <table:table-cell office:value-type="float" office:value="32210931" calcext:value-type="float">
            <text:p>32210931</text:p>
          </table:table-cell>
          <table:table-cell office:value-type="float" office:value="32204163" calcext:value-type="float">
            <text:p>32204163</text:p>
          </table:table-cell>
          <table:table-cell office:value-type="float" office:value="32218080" calcext:value-type="float">
            <text:p>32218080</text:p>
          </table:table-cell>
          <table:table-cell office:value-type="float" office:value="19309925" calcext:value-type="float">
            <text:p>19309925</text:p>
          </table:table-cell>
          <table:table-cell office:value-type="float" office:value="19308340" calcext:value-type="float">
            <text:p>19308340</text:p>
          </table:table-cell>
          <table:table-cell office:value-type="float" office:value="19312372" calcext:value-type="float">
            <text:p>1931237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417483" calcext:value-type="float">
            <text:p>417483</text:p>
          </table:table-cell>
          <table:table-cell office:value-type="float" office:value="413297" calcext:value-type="float">
            <text:p>413297</text:p>
          </table:table-cell>
          <table:table-cell office:value-type="float" office:value="423516" calcext:value-type="float">
            <text:p>423516</text:p>
          </table:table-cell>
          <table:table-cell office:value-type="float" office:value="29894474" calcext:value-type="float">
            <text:p>29894474</text:p>
          </table:table-cell>
          <table:table-cell office:value-type="float" office:value="29887714" calcext:value-type="float">
            <text:p>29887714</text:p>
          </table:table-cell>
          <table:table-cell office:value-type="float" office:value="29901653" calcext:value-type="float">
            <text:p>29901653</text:p>
          </table:table-cell>
          <table:table-cell office:value-type="float" office:value="19490499" calcext:value-type="float">
            <text:p>19490499</text:p>
          </table:table-cell>
          <table:table-cell office:value-type="float" office:value="19487994" calcext:value-type="float">
            <text:p>19487994</text:p>
          </table:table-cell>
          <table:table-cell office:value-type="float" office:value="19492850" calcext:value-type="float">
            <text:p>194928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609702" calcext:value-type="float">
            <text:p>609702</text:p>
          </table:table-cell>
          <table:table-cell office:value-type="float" office:value="605252" calcext:value-type="float">
            <text:p>605252</text:p>
          </table:table-cell>
          <table:table-cell office:value-type="float" office:value="615816" calcext:value-type="float">
            <text:p>615816</text:p>
          </table:table-cell>
          <table:table-cell office:value-type="float" office:value="81051433" calcext:value-type="float">
            <text:p>81051433</text:p>
          </table:table-cell>
          <table:table-cell office:value-type="float" office:value="80929072" calcext:value-type="float">
            <text:p>80929072</text:p>
          </table:table-cell>
          <table:table-cell office:value-type="float" office:value="81126312" calcext:value-type="float">
            <text:p>81126312</text:p>
          </table:table-cell>
          <table:table-cell office:value-type="float" office:value="48613733" calcext:value-type="float">
            <text:p>48613733</text:p>
          </table:table-cell>
          <table:table-cell office:value-type="float" office:value="48611787" calcext:value-type="float">
            <text:p>48611787</text:p>
          </table:table-cell>
          <table:table-cell office:value-type="float" office:value="48615386" calcext:value-type="float">
            <text:p>4861538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office:value-type="float" office:value="417467" calcext:value-type="float">
            <text:p>417467</text:p>
          </table:table-cell>
          <table:table-cell office:value-type="float" office:value="413243" calcext:value-type="float">
            <text:p>413243</text:p>
          </table:table-cell>
          <table:table-cell office:value-type="float" office:value="423497" calcext:value-type="float">
            <text:p>423497</text:p>
          </table:table-cell>
          <table:table-cell office:value-type="float" office:value="75749536" calcext:value-type="float">
            <text:p>75749536</text:p>
          </table:table-cell>
          <table:table-cell office:value-type="float" office:value="75744311" calcext:value-type="float">
            <text:p>75744311</text:p>
          </table:table-cell>
          <table:table-cell office:value-type="float" office:value="75756143" calcext:value-type="float">
            <text:p>75756143</text:p>
          </table:table-cell>
          <table:table-cell office:value-type="float" office:value="48560843" calcext:value-type="float">
            <text:p>48560843</text:p>
          </table:table-cell>
          <table:table-cell office:value-type="float" office:value="48559113" calcext:value-type="float">
            <text:p>48559113</text:p>
          </table:table-cell>
          <table:table-cell office:value-type="float" office:value="48562616" calcext:value-type="float">
            <text:p>485626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ight</text:p>
          </table:table-cell>
          <table:table-cell office:value-type="float" office:value="1033694" calcext:value-type="float">
            <text:p>1033694</text:p>
          </table:table-cell>
          <table:table-cell office:value-type="float" office:value="1029514" calcext:value-type="float">
            <text:p>1029514</text:p>
          </table:table-cell>
          <table:table-cell office:value-type="float" office:value="1039944" calcext:value-type="float">
            <text:p>1039944</text:p>
          </table:table-cell>
          <table:table-cell office:value-type="float" office:value="77874082" calcext:value-type="float">
            <text:p>77874082</text:p>
          </table:table-cell>
          <table:table-cell office:value-type="float" office:value="77790417" calcext:value-type="float">
            <text:p>77790417</text:p>
          </table:table-cell>
          <table:table-cell office:value-type="float" office:value="78013356" calcext:value-type="float">
            <text:p>78013356</text:p>
          </table:table-cell>
          <table:table-cell office:value-type="float" office:value="45820203" calcext:value-type="float">
            <text:p>45820203</text:p>
          </table:table-cell>
          <table:table-cell office:value-type="float" office:value="45818016" calcext:value-type="float">
            <text:p>45818016</text:p>
          </table:table-cell>
          <table:table-cell office:value-type="float" office:value="45822940" calcext:value-type="float">
            <text:p>4582294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ref</text:p>
          </table:table-cell>
          <table:table-cell office:value-type="float" office:value="710456" calcext:value-type="float">
            <text:p>710456</text:p>
          </table:table-cell>
          <table:table-cell office:value-type="float" office:value="706326" calcext:value-type="float">
            <text:p>706326</text:p>
          </table:table-cell>
          <table:table-cell office:value-type="float" office:value="716647" calcext:value-type="float">
            <text:p>716647</text:p>
          </table:table-cell>
          <table:table-cell office:value-type="float" office:value="73741319" calcext:value-type="float">
            <text:p>73741319</text:p>
          </table:table-cell>
          <table:table-cell office:value-type="float" office:value="73731596" calcext:value-type="float">
            <text:p>73731596</text:p>
          </table:table-cell>
          <table:table-cell office:value-type="float" office:value="73745569" calcext:value-type="float">
            <text:p>73745569</text:p>
          </table:table-cell>
          <table:table-cell office:value-type="float" office:value="45889775" calcext:value-type="float">
            <text:p>45889775</text:p>
          </table:table-cell>
          <table:table-cell office:value-type="float" office:value="45887482" calcext:value-type="float">
            <text:p>45887482</text:p>
          </table:table-cell>
          <table:table-cell office:value-type="float" office:value="45892409" calcext:value-type="float">
            <text:p>4589240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ght</text:p>
          </table:table-cell>
          <table:table-cell office:value-type="float" office:value="1033673" calcext:value-type="float">
            <text:p>1033673</text:p>
          </table:table-cell>
          <table:table-cell office:value-type="float" office:value="1029460" calcext:value-type="float">
            <text:p>1029460</text:p>
          </table:table-cell>
          <table:table-cell office:value-type="float" office:value="1039915" calcext:value-type="float">
            <text:p>1039915</text:p>
          </table:table-cell>
          <table:table-cell office:value-type="float" office:value="60582179" calcext:value-type="float">
            <text:p>60582179</text:p>
          </table:table-cell>
          <table:table-cell office:value-type="float" office:value="60574602" calcext:value-type="float">
            <text:p>60574602</text:p>
          </table:table-cell>
          <table:table-cell office:value-type="float" office:value="60586341" calcext:value-type="float">
            <text:p>60586341</text:p>
          </table:table-cell>
          <table:table-cell office:value-type="float" office:value="37699778" calcext:value-type="float">
            <text:p>37699778</text:p>
          </table:table-cell>
          <table:table-cell office:value-type="float" office:value="37698042" calcext:value-type="float">
            <text:p>37698042</text:p>
          </table:table-cell>
          <table:table-cell office:value-type="float" office:value="37702058" calcext:value-type="float">
            <text:p>3770205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ref</text:p>
          </table:table-cell>
          <table:table-cell office:value-type="float" office:value="710453" calcext:value-type="float">
            <text:p>710453</text:p>
          </table:table-cell>
          <table:table-cell office:value-type="float" office:value="706265" calcext:value-type="float">
            <text:p>706265</text:p>
          </table:table-cell>
          <table:table-cell office:value-type="float" office:value="716499" calcext:value-type="float">
            <text:p>716499</text:p>
          </table:table-cell>
          <table:table-cell office:value-type="float" office:value="57668881" calcext:value-type="float">
            <text:p>57668881</text:p>
          </table:table-cell>
          <table:table-cell office:value-type="float" office:value="57661290" calcext:value-type="float">
            <text:p>57661290</text:p>
          </table:table-cell>
          <table:table-cell office:value-type="float" office:value="57673011" calcext:value-type="float">
            <text:p>57673011</text:p>
          </table:table-cell>
          <table:table-cell office:value-type="float" office:value="38193917" calcext:value-type="float">
            <text:p>38193917</text:p>
          </table:table-cell>
          <table:table-cell office:value-type="float" office:value="38192129" calcext:value-type="float">
            <text:p>38192129</text:p>
          </table:table-cell>
          <table:table-cell office:value-type="float" office:value="38196207" calcext:value-type="float">
            <text:p>3819620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ght</text:p>
          </table:table-cell>
          <table:table-cell office:value-type="float" office:value="1033761" calcext:value-type="float">
            <text:p>1033761</text:p>
          </table:table-cell>
          <table:table-cell office:value-type="float" office:value="1029516" calcext:value-type="float">
            <text:p>1029516</text:p>
          </table:table-cell>
          <table:table-cell office:value-type="float" office:value="1040322" calcext:value-type="float">
            <text:p>1040322</text:p>
          </table:table-cell>
          <table:table-cell office:value-type="float" office:value="139451445" calcext:value-type="float">
            <text:p>139451445</text:p>
          </table:table-cell>
          <table:table-cell office:value-type="float" office:value="139330822" calcext:value-type="float">
            <text:p>139330822</text:p>
          </table:table-cell>
          <table:table-cell office:value-type="float" office:value="139550315" calcext:value-type="float">
            <text:p>139550315</text:p>
          </table:table-cell>
          <table:table-cell office:value-type="float" office:value="80290195" calcext:value-type="float">
            <text:p>80290195</text:p>
          </table:table-cell>
          <table:table-cell office:value-type="float" office:value="80287678" calcext:value-type="float">
            <text:p>80287678</text:p>
          </table:table-cell>
          <table:table-cell office:value-type="float" office:value="80292970" calcext:value-type="float">
            <text:p>8029297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f</text:p>
          </table:table-cell>
          <table:table-cell table:number-columns-repeated="9" office:value-type="float" office:value="0" calcext:value-type="float">
            <text:p>0</text:p>
          </table:table-cell>
        </table:table-row>
      </table:table>
      <table:table table:name="Key Generation" table:style-name="ta1">
        <table:shapes>
          <draw:frame draw:z-index="0" draw:style-name="gr1" draw:text-style-name="P1" svg:width="36.888cm" svg:height="20.749cm" svg:x="20.395cm" svg:y="0.766cm">
            <draw:object draw:notify-on-update-of-ranges="PT@categories PT@label 0 PT@data 0 PT@label 1 PT@data 1 PT@label 2 PT@data 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6" table:default-cell-style-name="ce5"/>
        <table:table-column table:style-name="co16" table:number-columns-repeated="2" table:default-cell-style-name="ce10"/>
        <table:table-column table:style-name="co16" table:default-cell-style-name="ce20"/>
        <table:table-column table:style-name="co16" table:number-columns-repeated="2" table:default-cell-style-name="ce25"/>
        <table:table-column table:style-name="co16" table:default-cell-style-name="ce41"/>
        <table:table-row table:style-name="ro1">
          <table:table-cell table:style-name="ce1" office:value-type="string" calcext:value-type="string">
            <text:p>Sum - Key Generation [cycles] (mean)</text:p>
          </table:table-cell>
          <table:table-cell table:style-name="ce8"/>
          <table:table-cell table:style-name="ce14"/>
          <table:table-cell table:style-name="ce17" office:value-type="string" calcext:value-type="string">
            <text:p>Version</text:p>
          </table:table-cell>
          <table:table-cell table:style-name="ce17" office:value-type="string" calcext:value-type="string">
            <text:p>Implementation</text:p>
          </table:table-cell>
          <table:table-cell table:style-name="ce8"/>
          <table:table-cell table:style-name="ce38"/>
        </table:table-row>
        <table:table-row table:style-name="ro1">
          <table:table-cell table:style-name="ce2"/>
          <table:table-cell table:style-name="Pivot_20_Table_20_Corner"/>
          <table:table-cell table:style-name="ce15"/>
          <table:table-cell table:style-name="ce18" office:value-type="float" office:value="1.2" calcext:value-type="float">
            <text:p>1.2</text:p>
          </table:table-cell>
          <table:table-cell table:style-name="ce27" office:value-type="float" office:value="2" calcext:value-type="float">
            <text:p>2</text:p>
          </table:table-cell>
          <table:table-cell table:style-name="ce32"/>
          <table:table-cell table:style-name="ce39" office:value-type="string" calcext:value-type="string">
            <text:p>Total Result</text:p>
          </table:table-cell>
        </table:table-row>
        <table:table-row table:style-name="ro1">
          <table:table-cell table:style-name="ce3" office:value-type="string" calcext:value-type="string">
            <text:p>Problem</text:p>
          </table:table-cell>
          <table:table-cell table:style-name="ce9" office:value-type="string" calcext:value-type="string">
            <text:p>Level</text:p>
          </table:table-cell>
          <table:table-cell table:style-name="ce9" office:value-type="string" calcext:value-type="string">
            <text:p>Variant</text:p>
          </table:table-cell>
          <table:table-cell table:style-name="ce19" office:value-type="string" calcext:value-type="string">
            <text:p>ref</text:p>
          </table:table-cell>
          <table:table-cell table:style-name="ce27" office:value-type="string" calcext:value-type="string">
            <text:p>light</text:p>
          </table:table-cell>
          <table:table-cell table:style-name="ce32" office:value-type="string" calcext:value-type="string">
            <text:p>ref</text:p>
          </table:table-cell>
          <table:table-cell table:style-name="ce40"/>
        </table:table-row>
        <table:table-row table:style-name="ro1">
          <table:table-cell table:style-name="ce4"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float" office:value="484520" calcext:value-type="float">
            <text:p>484520</text:p>
          </table:table-cell>
          <table:table-cell table:style-name="ce23" office:value-type="float" office:value="533033" calcext:value-type="float">
            <text:p>533033</text:p>
          </table:table-cell>
          <table:table-cell table:style-name="ce23" office:value-type="float" office:value="400650" calcext:value-type="float">
            <text:p>400650</text:p>
          </table:table-cell>
          <table:table-cell office:value-type="float" office:value="1418203" calcext:value-type="float">
            <text:p>1418203</text:p>
          </table:table-cell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fast</text:p>
          </table:table-cell>
          <table:table-cell table:style-name="ce21"/>
          <table:table-cell office:value-type="float" office:value="532941" calcext:value-type="float">
            <text:p>532941</text:p>
          </table:table-cell>
          <table:table-cell office:value-type="float" office:value="400623" calcext:value-type="float">
            <text:p>400623</text:p>
          </table:table-cell>
          <table:table-cell table:style-name="ce42" office:value-type="float" office:value="933564" calcext:value-type="float">
            <text:p>933564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small</text:p>
          </table:table-cell>
          <table:table-cell table:style-name="ce22" office:value-type="float" office:value="484521" calcext:value-type="float">
            <text:p>484521</text:p>
          </table:table-cell>
          <table:table-cell office:value-type="float" office:value="532914" calcext:value-type="float">
            <text:p>532914</text:p>
          </table:table-cell>
          <table:table-cell office:value-type="float" office:value="400624" calcext:value-type="float">
            <text:p>400624</text:p>
          </table:table-cell>
          <table:table-cell table:style-name="ce43" office:value-type="float" office:value="1418059" calcext:value-type="float">
            <text:p>141805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table:style-name="ce23" office:value-type="float" office:value="1058594" calcext:value-type="float">
            <text:p>1058594</text:p>
          </table:table-cell>
          <table:table-cell table:style-name="ce28" office:value-type="float" office:value="1215681" calcext:value-type="float">
            <text:p>1215681</text:p>
          </table:table-cell>
          <table:table-cell table:style-name="ce33" office:value-type="float" office:value="964686" calcext:value-type="float">
            <text:p>964686</text:p>
          </table:table-cell>
          <table:table-cell office:value-type="float" office:value="3238961" calcext:value-type="float">
            <text:p>3238961</text:p>
          </table:table-cell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fast</text:p>
          </table:table-cell>
          <table:table-cell table:style-name="Pivot_20_Table_20_Value"/>
          <table:table-cell table:style-name="ce29" office:value-type="float" office:value="1215877" calcext:value-type="float">
            <text:p>1215877</text:p>
          </table:table-cell>
          <table:table-cell table:style-name="ce34" office:value-type="float" office:value="964827" calcext:value-type="float">
            <text:p>964827</text:p>
          </table:table-cell>
          <table:table-cell table:style-name="ce42" office:value-type="float" office:value="2180704" calcext:value-type="float">
            <text:p>2180704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small</text:p>
          </table:table-cell>
          <table:table-cell table:style-name="ce24" office:value-type="float" office:value="1058591" calcext:value-type="float">
            <text:p>1058591</text:p>
          </table:table-cell>
          <table:table-cell table:style-name="ce30" office:value-type="float" office:value="1216095" calcext:value-type="float">
            <text:p>1216095</text:p>
          </table:table-cell>
          <table:table-cell table:style-name="ce35" office:value-type="float" office:value="0" calcext:value-type="float">
            <text:p>0</text:p>
          </table:table-cell>
          <table:table-cell table:style-name="ce43" office:value-type="float" office:value="2274686" calcext:value-type="float">
            <text:p>227468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office:value-type="float" office:value="1894177" calcext:value-type="float">
            <text:p>1894177</text:p>
          </table:table-cell>
          <table:table-cell table:style-name="ce23" office:value-type="float" office:value="2170948" calcext:value-type="float">
            <text:p>2170948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4065125" calcext:value-type="float">
            <text:p>4065125</text:p>
          </table:table-cell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fast</text:p>
          </table:table-cell>
          <table:table-cell table:style-name="ce21"/>
          <table:table-cell office:value-type="float" office:value="2170509" calcext:value-type="float">
            <text:p>2170509</text:p>
          </table:table-cell>
          <table:table-cell office:value-type="float" office:value="1672453" calcext:value-type="float">
            <text:p>1672453</text:p>
          </table:table-cell>
          <table:table-cell table:style-name="ce42" office:value-type="float" office:value="3842962" calcext:value-type="float">
            <text:p>3842962</text:p>
          </table:table-cell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small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2170480" calcext:value-type="float">
            <text:p>2170480</text:p>
          </table:table-cell>
          <table:table-cell table:style-name="ce36"/>
          <table:table-cell table:style-name="ce43" office:value-type="float" office:value="2170480" calcext:value-type="float">
            <text:p>2170480</text:p>
          </table:table-cell>
        </table:table-row>
        <table:table-row table:style-name="ro1">
          <table:table-cell table:style-name="ce4"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table:style-name="ce23" office:value-type="float" office:value="250761" calcext:value-type="float">
            <text:p>250761</text:p>
          </table:table-cell>
          <table:table-cell table:style-name="ce28" office:value-type="float" office:value="278805" calcext:value-type="float">
            <text:p>278805</text:p>
          </table:table-cell>
          <table:table-cell table:style-name="ce33" office:value-type="float" office:value="196606" calcext:value-type="float">
            <text:p>196606</text:p>
          </table:table-cell>
          <table:table-cell office:value-type="float" office:value="726172" calcext:value-type="float">
            <text:p>726172</text:p>
          </table:table-cell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fast</text:p>
          </table:table-cell>
          <table:table-cell table:style-name="Pivot_20_Table_20_Value"/>
          <table:table-cell table:style-name="ce29" office:value-type="float" office:value="278902" calcext:value-type="float">
            <text:p>278902</text:p>
          </table:table-cell>
          <table:table-cell table:style-name="ce34" office:value-type="float" office:value="196637" calcext:value-type="float">
            <text:p>196637</text:p>
          </table:table-cell>
          <table:table-cell table:style-name="ce42" office:value-type="float" office:value="475539" calcext:value-type="float">
            <text:p>475539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small</text:p>
          </table:table-cell>
          <table:table-cell table:style-name="ce25" office:value-type="float" office:value="250767" calcext:value-type="float">
            <text:p>250767</text:p>
          </table:table-cell>
          <table:table-cell table:style-name="ce30" office:value-type="float" office:value="278811" calcext:value-type="float">
            <text:p>278811</text:p>
          </table:table-cell>
          <table:table-cell table:style-name="ce35" office:value-type="float" office:value="196599" calcext:value-type="float">
            <text:p>196599</text:p>
          </table:table-cell>
          <table:table-cell table:style-name="ce43" office:value-type="float" office:value="726177" calcext:value-type="float">
            <text:p>72617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float" office:value="542553" calcext:value-type="float">
            <text:p>542553</text:p>
          </table:table-cell>
          <table:table-cell table:style-name="ce23" office:value-type="float" office:value="609648" calcext:value-type="float">
            <text:p>609648</text:p>
          </table:table-cell>
          <table:table-cell table:style-name="ce23" office:value-type="float" office:value="417451" calcext:value-type="float">
            <text:p>417451</text:p>
          </table:table-cell>
          <table:table-cell office:value-type="float" office:value="1569652" calcext:value-type="float">
            <text:p>1569652</text:p>
          </table:table-cell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fast</text:p>
          </table:table-cell>
          <table:table-cell table:style-name="ce21"/>
          <table:table-cell office:value-type="float" office:value="609684" calcext:value-type="float">
            <text:p>609684</text:p>
          </table:table-cell>
          <table:table-cell office:value-type="float" office:value="417483" calcext:value-type="float">
            <text:p>417483</text:p>
          </table:table-cell>
          <table:table-cell table:style-name="ce42" office:value-type="float" office:value="1027167" calcext:value-type="float">
            <text:p>1027167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small</text:p>
          </table:table-cell>
          <table:table-cell table:style-name="ce22" office:value-type="float" office:value="542551" calcext:value-type="float">
            <text:p>542551</text:p>
          </table:table-cell>
          <table:table-cell table:style-name="ce24" office:value-type="float" office:value="609702" calcext:value-type="float">
            <text:p>609702</text:p>
          </table:table-cell>
          <table:table-cell table:style-name="ce24" office:value-type="float" office:value="417467" calcext:value-type="float">
            <text:p>417467</text:p>
          </table:table-cell>
          <table:table-cell table:style-name="ce43" office:value-type="float" office:value="1569720" calcext:value-type="float">
            <text:p>156972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table:style-name="ce23" office:value-type="float" office:value="925203" calcext:value-type="float">
            <text:p>925203</text:p>
          </table:table-cell>
          <table:table-cell table:style-name="ce28" office:value-type="float" office:value="1033694" calcext:value-type="float">
            <text:p>1033694</text:p>
          </table:table-cell>
          <table:table-cell table:style-name="ce33" office:value-type="float" office:value="710456" calcext:value-type="float">
            <text:p>710456</text:p>
          </table:table-cell>
          <table:table-cell office:value-type="float" office:value="2669353" calcext:value-type="float">
            <text:p>2669353</text:p>
          </table:table-cell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fast</text:p>
          </table:table-cell>
          <table:table-cell table:style-name="Pivot_20_Table_20_Value"/>
          <table:table-cell table:style-name="ce29" office:value-type="float" office:value="1033673" calcext:value-type="float">
            <text:p>1033673</text:p>
          </table:table-cell>
          <table:table-cell table:style-name="ce34" office:value-type="float" office:value="710453" calcext:value-type="float">
            <text:p>710453</text:p>
          </table:table-cell>
          <table:table-cell table:style-name="ce42" office:value-type="float" office:value="1744126" calcext:value-type="float">
            <text:p>1744126</text:p>
          </table:table-cell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small</text:p>
          </table:table-cell>
          <table:table-cell table:style-name="ce24" office:value-type="float" office:value="925202" calcext:value-type="float">
            <text:p>925202</text:p>
          </table:table-cell>
          <table:table-cell table:style-name="ce30" office:value-type="float" office:value="1033761" calcext:value-type="float">
            <text:p>1033761</text:p>
          </table:table-cell>
          <table:table-cell table:style-name="ce35" office:value-type="float" office:value="0" calcext:value-type="float">
            <text:p>0</text:p>
          </table:table-cell>
          <table:table-cell table:style-name="ce43" office:value-type="float" office:value="1958963" calcext:value-type="float">
            <text:p>1958963</text:p>
          </table:table-cell>
        </table:table-row>
        <table:table-row table:style-name="ro1">
          <table:table-cell table:style-name="ce7" office:value-type="string" calcext:value-type="string">
            <text:p>Total Result</text:p>
          </table:table-cell>
          <table:table-cell table:style-name="ce13"/>
          <table:table-cell table:style-name="ce16"/>
          <table:table-cell table:style-name="ce26" office:value-type="float" office:value="8417440" calcext:value-type="float">
            <text:p>8417440</text:p>
          </table:table-cell>
          <table:table-cell table:style-name="ce31" office:value-type="float" office:value="17525158" calcext:value-type="float">
            <text:p>17525158</text:p>
          </table:table-cell>
          <table:table-cell table:style-name="ce37" office:value-type="float" office:value="8067015" calcext:value-type="float">
            <text:p>8067015</text:p>
          </table:table-cell>
          <table:table-cell table:style-name="ce44" office:value-type="float" office:value="34009613" calcext:value-type="float">
            <text:p>34009613</text:p>
          </table:table-cell>
        </table:table-row>
      </table:table>
      <table:table table:name="Signing" table:style-name="ta1">
        <table:shapes>
          <draw:frame draw:z-index="0" draw:style-name="gr1" draw:text-style-name="P1" svg:width="36.381cm" svg:height="20.463cm" svg:x="19.899cm" svg:y="0.977cm">
            <draw:object draw:notify-on-update-of-ranges="PT@categories PT@label 0 PT@data 0 PT@label 1 PT@data 1 PT@label 2 PT@data 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6" table:default-cell-style-name="ce5"/>
        <table:table-column table:style-name="co16" table:number-columns-repeated="2" table:default-cell-style-name="ce10"/>
        <table:table-column table:style-name="co16" table:default-cell-style-name="ce20"/>
        <table:table-column table:style-name="co16" table:number-columns-repeated="2" table:default-cell-style-name="ce25"/>
        <table:table-column table:style-name="co16" table:default-cell-style-name="ce41"/>
        <table:table-row table:style-name="ro1">
          <table:table-cell table:style-name="ce1" office:value-type="string" calcext:value-type="string">
            <text:p>Sum - Sign [cycles] (mean)</text:p>
          </table:table-cell>
          <table:table-cell table:style-name="ce8"/>
          <table:table-cell table:style-name="ce14"/>
          <table:table-cell table:style-name="ce17" office:value-type="string" calcext:value-type="string">
            <text:p>Version</text:p>
          </table:table-cell>
          <table:table-cell table:style-name="ce17" office:value-type="string" calcext:value-type="string">
            <text:p>Implementation</text:p>
          </table:table-cell>
          <table:table-cell table:style-name="ce8"/>
          <table:table-cell table:style-name="ce38"/>
        </table:table-row>
        <table:table-row table:style-name="ro1">
          <table:table-cell table:style-name="ce2"/>
          <table:table-cell table:style-name="Pivot_20_Table_20_Corner"/>
          <table:table-cell table:style-name="ce15"/>
          <table:table-cell table:style-name="ce18" office:value-type="float" office:value="1.2" calcext:value-type="float">
            <text:p>1.2</text:p>
          </table:table-cell>
          <table:table-cell table:style-name="ce27" office:value-type="float" office:value="2" calcext:value-type="float">
            <text:p>2</text:p>
          </table:table-cell>
          <table:table-cell table:style-name="ce32"/>
          <table:table-cell table:style-name="ce39" office:value-type="string" calcext:value-type="string">
            <text:p>Total Result</text:p>
          </table:table-cell>
        </table:table-row>
        <table:table-row table:style-name="ro1">
          <table:table-cell table:style-name="ce3" office:value-type="string" calcext:value-type="string">
            <text:p>Problem</text:p>
          </table:table-cell>
          <table:table-cell table:style-name="ce9" office:value-type="string" calcext:value-type="string">
            <text:p>Level</text:p>
          </table:table-cell>
          <table:table-cell table:style-name="ce9" office:value-type="string" calcext:value-type="string">
            <text:p>Variant</text:p>
          </table:table-cell>
          <table:table-cell table:style-name="ce19" office:value-type="string" calcext:value-type="string">
            <text:p>ref</text:p>
          </table:table-cell>
          <table:table-cell table:style-name="ce27" office:value-type="string" calcext:value-type="string">
            <text:p>light</text:p>
          </table:table-cell>
          <table:table-cell table:style-name="ce32" office:value-type="string" calcext:value-type="string">
            <text:p>ref</text:p>
          </table:table-cell>
          <table:table-cell table:style-name="ce40"/>
        </table:table-row>
        <table:table-row table:style-name="ro1">
          <table:table-cell table:style-name="ce4"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float" office:value="38852351" calcext:value-type="float">
            <text:p>38852351</text:p>
          </table:table-cell>
          <table:table-cell table:style-name="ce23" office:value-type="float" office:value="40293954" calcext:value-type="float">
            <text:p>40293954</text:p>
          </table:table-cell>
          <table:table-cell table:style-name="ce23" office:value-type="float" office:value="38983168" calcext:value-type="float">
            <text:p>38983168</text:p>
          </table:table-cell>
          <table:table-cell office:value-type="float" office:value="118129473" calcext:value-type="float">
            <text:p>118129473</text:p>
          </table:table-cell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fast</text:p>
          </table:table-cell>
          <table:table-cell table:style-name="ce21"/>
          <table:table-cell office:value-type="float" office:value="22745959" calcext:value-type="float">
            <text:p>22745959</text:p>
          </table:table-cell>
          <table:table-cell office:value-type="float" office:value="21223819" calcext:value-type="float">
            <text:p>21223819</text:p>
          </table:table-cell>
          <table:table-cell table:style-name="ce42" office:value-type="float" office:value="43969778" calcext:value-type="float">
            <text:p>43969778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small</text:p>
          </table:table-cell>
          <table:table-cell table:style-name="ce22" office:value-type="float" office:value="144695261" calcext:value-type="float">
            <text:p>144695261</text:p>
          </table:table-cell>
          <table:table-cell office:value-type="float" office:value="84605241" calcext:value-type="float">
            <text:p>84605241</text:p>
          </table:table-cell>
          <table:table-cell office:value-type="float" office:value="76715899" calcext:value-type="float">
            <text:p>76715899</text:p>
          </table:table-cell>
          <table:table-cell table:style-name="ce43" office:value-type="float" office:value="306016401" calcext:value-type="float">
            <text:p>30601640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table:style-name="ce23" office:value-type="float" office:value="96624908" calcext:value-type="float">
            <text:p>96624908</text:p>
          </table:table-cell>
          <table:table-cell table:style-name="ce28" office:value-type="float" office:value="101752194" calcext:value-type="float">
            <text:p>101752194</text:p>
          </table:table-cell>
          <table:table-cell table:style-name="ce33" office:value-type="float" office:value="92882590" calcext:value-type="float">
            <text:p>92882590</text:p>
          </table:table-cell>
          <table:table-cell office:value-type="float" office:value="291259692" calcext:value-type="float">
            <text:p>291259692</text:p>
          </table:table-cell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fast</text:p>
          </table:table-cell>
          <table:table-cell table:style-name="Pivot_20_Table_20_Value"/>
          <table:table-cell table:style-name="ce29" office:value-type="float" office:value="59803996" calcext:value-type="float">
            <text:p>59803996</text:p>
          </table:table-cell>
          <table:table-cell table:style-name="ce34" office:value-type="float" office:value="53999005" calcext:value-type="float">
            <text:p>53999005</text:p>
          </table:table-cell>
          <table:table-cell table:style-name="ce42" office:value-type="float" office:value="113803001" calcext:value-type="float">
            <text:p>113803001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small</text:p>
          </table:table-cell>
          <table:table-cell table:style-name="ce24" office:value-type="float" office:value="202429580" calcext:value-type="float">
            <text:p>202429580</text:p>
          </table:table-cell>
          <table:table-cell table:style-name="ce30" office:value-type="float" office:value="145928874" calcext:value-type="float">
            <text:p>145928874</text:p>
          </table:table-cell>
          <table:table-cell table:style-name="ce35" office:value-type="float" office:value="0" calcext:value-type="float">
            <text:p>0</text:p>
          </table:table-cell>
          <table:table-cell table:style-name="ce43" office:value-type="float" office:value="348358454" calcext:value-type="float">
            <text:p>34835845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office:value-type="float" office:value="184086538" calcext:value-type="float">
            <text:p>184086538</text:p>
          </table:table-cell>
          <table:table-cell table:style-name="ce23" office:value-type="float" office:value="185337835" calcext:value-type="float">
            <text:p>185337835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369424373" calcext:value-type="float">
            <text:p>369424373</text:p>
          </table:table-cell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fast</text:p>
          </table:table-cell>
          <table:table-cell table:style-name="ce21"/>
          <table:table-cell office:value-type="float" office:value="112469383" calcext:value-type="float">
            <text:p>112469383</text:p>
          </table:table-cell>
          <table:table-cell office:value-type="float" office:value="108904802" calcext:value-type="float">
            <text:p>108904802</text:p>
          </table:table-cell>
          <table:table-cell table:style-name="ce42" office:value-type="float" office:value="221374185" calcext:value-type="float">
            <text:p>221374185</text:p>
          </table:table-cell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small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299053730" calcext:value-type="float">
            <text:p>299053730</text:p>
          </table:table-cell>
          <table:table-cell table:style-name="ce36"/>
          <table:table-cell table:style-name="ce43" office:value-type="float" office:value="299053730" calcext:value-type="float">
            <text:p>299053730</text:p>
          </table:table-cell>
        </table:table-row>
        <table:table-row table:style-name="ro1">
          <table:table-cell table:style-name="ce4"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table:style-name="ce23" office:value-type="float" office:value="25164960" calcext:value-type="float">
            <text:p>25164960</text:p>
          </table:table-cell>
          <table:table-cell table:style-name="ce28" office:value-type="float" office:value="28477562" calcext:value-type="float">
            <text:p>28477562</text:p>
          </table:table-cell>
          <table:table-cell table:style-name="ce33" office:value-type="float" office:value="26038462" calcext:value-type="float">
            <text:p>26038462</text:p>
          </table:table-cell>
          <table:table-cell office:value-type="float" office:value="79680984" calcext:value-type="float">
            <text:p>79680984</text:p>
          </table:table-cell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fast</text:p>
          </table:table-cell>
          <table:table-cell table:style-name="Pivot_20_Table_20_Value"/>
          <table:table-cell table:style-name="ce29" office:value-type="float" office:value="13734626" calcext:value-type="float">
            <text:p>13734626</text:p>
          </table:table-cell>
          <table:table-cell table:style-name="ce34" office:value-type="float" office:value="12417006" calcext:value-type="float">
            <text:p>12417006</text:p>
          </table:table-cell>
          <table:table-cell table:style-name="ce42" office:value-type="float" office:value="26151632" calcext:value-type="float">
            <text:p>26151632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small</text:p>
          </table:table-cell>
          <table:table-cell table:style-name="ce25" office:value-type="float" office:value="88253379" calcext:value-type="float">
            <text:p>88253379</text:p>
          </table:table-cell>
          <table:table-cell table:style-name="ce30" office:value-type="float" office:value="57256947" calcext:value-type="float">
            <text:p>57256947</text:p>
          </table:table-cell>
          <table:table-cell table:style-name="ce35" office:value-type="float" office:value="51828623" calcext:value-type="float">
            <text:p>51828623</text:p>
          </table:table-cell>
          <table:table-cell table:style-name="ce43" office:value-type="float" office:value="197338949" calcext:value-type="float">
            <text:p>19733894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float" office:value="36332488" calcext:value-type="float">
            <text:p>36332488</text:p>
          </table:table-cell>
          <table:table-cell table:style-name="ce23" office:value-type="float" office:value="42693184" calcext:value-type="float">
            <text:p>42693184</text:p>
          </table:table-cell>
          <table:table-cell table:style-name="ce23" office:value-type="float" office:value="40330228" calcext:value-type="float">
            <text:p>40330228</text:p>
          </table:table-cell>
          <table:table-cell office:value-type="float" office:value="119355900" calcext:value-type="float">
            <text:p>119355900</text:p>
          </table:table-cell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fast</text:p>
          </table:table-cell>
          <table:table-cell table:style-name="ce21"/>
          <table:table-cell office:value-type="float" office:value="32210931" calcext:value-type="float">
            <text:p>32210931</text:p>
          </table:table-cell>
          <table:table-cell office:value-type="float" office:value="29894474" calcext:value-type="float">
            <text:p>29894474</text:p>
          </table:table-cell>
          <table:table-cell table:style-name="ce42" office:value-type="float" office:value="62105405" calcext:value-type="float">
            <text:p>62105405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small</text:p>
          </table:table-cell>
          <table:table-cell table:style-name="ce22" office:value-type="float" office:value="132397801" calcext:value-type="float">
            <text:p>132397801</text:p>
          </table:table-cell>
          <table:table-cell table:style-name="ce24" office:value-type="float" office:value="81051433" calcext:value-type="float">
            <text:p>81051433</text:p>
          </table:table-cell>
          <table:table-cell table:style-name="ce24" office:value-type="float" office:value="75749536" calcext:value-type="float">
            <text:p>75749536</text:p>
          </table:table-cell>
          <table:table-cell table:style-name="ce43" office:value-type="float" office:value="289198770" calcext:value-type="float">
            <text:p>28919877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table:style-name="ce23" office:value-type="float" office:value="73417124" calcext:value-type="float">
            <text:p>73417124</text:p>
          </table:table-cell>
          <table:table-cell table:style-name="ce28" office:value-type="float" office:value="77874082" calcext:value-type="float">
            <text:p>77874082</text:p>
          </table:table-cell>
          <table:table-cell table:style-name="ce33" office:value-type="float" office:value="73741319" calcext:value-type="float">
            <text:p>73741319</text:p>
          </table:table-cell>
          <table:table-cell office:value-type="float" office:value="225032525" calcext:value-type="float">
            <text:p>225032525</text:p>
          </table:table-cell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fast</text:p>
          </table:table-cell>
          <table:table-cell table:style-name="Pivot_20_Table_20_Value"/>
          <table:table-cell table:style-name="ce29" office:value-type="float" office:value="60582179" calcext:value-type="float">
            <text:p>60582179</text:p>
          </table:table-cell>
          <table:table-cell table:style-name="ce34" office:value-type="float" office:value="57668881" calcext:value-type="float">
            <text:p>57668881</text:p>
          </table:table-cell>
          <table:table-cell table:style-name="ce42" office:value-type="float" office:value="118251060" calcext:value-type="float">
            <text:p>118251060</text:p>
          </table:table-cell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small</text:p>
          </table:table-cell>
          <table:table-cell table:style-name="ce24" office:value-type="float" office:value="194842140" calcext:value-type="float">
            <text:p>194842140</text:p>
          </table:table-cell>
          <table:table-cell table:style-name="ce30" office:value-type="float" office:value="139451445" calcext:value-type="float">
            <text:p>139451445</text:p>
          </table:table-cell>
          <table:table-cell table:style-name="ce35" office:value-type="float" office:value="0" calcext:value-type="float">
            <text:p>0</text:p>
          </table:table-cell>
          <table:table-cell table:style-name="ce43" office:value-type="float" office:value="334293585" calcext:value-type="float">
            <text:p>334293585</text:p>
          </table:table-cell>
        </table:table-row>
        <table:table-row table:style-name="ro1">
          <table:table-cell table:style-name="ce7" office:value-type="string" calcext:value-type="string">
            <text:p>Total Result</text:p>
          </table:table-cell>
          <table:table-cell table:style-name="ce13"/>
          <table:table-cell table:style-name="ce16"/>
          <table:table-cell table:style-name="ce26" office:value-type="float" office:value="1217096530" calcext:value-type="float">
            <text:p>1217096530</text:p>
          </table:table-cell>
          <table:table-cell table:style-name="ce31" office:value-type="float" office:value="1585323555" calcext:value-type="float">
            <text:p>1585323555</text:p>
          </table:table-cell>
          <table:table-cell table:style-name="ce37" office:value-type="float" office:value="760377812" calcext:value-type="float">
            <text:p>760377812</text:p>
          </table:table-cell>
          <table:table-cell table:style-name="ce44" office:value-type="float" office:value="3562797897" calcext:value-type="float">
            <text:p>3562797897</text:p>
          </table:table-cell>
        </table:table-row>
      </table:table>
      <table:table table:name="Verify" table:style-name="ta1">
        <table:shapes>
          <draw:frame draw:z-index="0" draw:style-name="gr1" draw:text-style-name="P1" svg:width="34.675cm" svg:height="19.504cm" svg:x="19.237cm" svg:y="0.606cm">
            <draw:object draw:notify-on-update-of-ranges="PT@categories PT@label 0 PT@data 0 PT@label 1 PT@data 1 PT@label 2 PT@data 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6" table:default-cell-style-name="ce5"/>
        <table:table-column table:style-name="co16" table:number-columns-repeated="2" table:default-cell-style-name="ce10"/>
        <table:table-column table:style-name="co16" table:default-cell-style-name="ce20"/>
        <table:table-column table:style-name="co16" table:number-columns-repeated="2" table:default-cell-style-name="ce25"/>
        <table:table-column table:style-name="co16" table:default-cell-style-name="ce41"/>
        <table:table-row table:style-name="ro1">
          <table:table-cell table:style-name="ce1" office:value-type="string" calcext:value-type="string">
            <text:p>Sum - Verify [cycles] (mean)</text:p>
          </table:table-cell>
          <table:table-cell table:style-name="ce8"/>
          <table:table-cell table:style-name="ce14"/>
          <table:table-cell table:style-name="ce17" office:value-type="string" calcext:value-type="string">
            <text:p>Version</text:p>
          </table:table-cell>
          <table:table-cell table:style-name="ce17" office:value-type="string" calcext:value-type="string">
            <text:p>Implementation</text:p>
          </table:table-cell>
          <table:table-cell table:style-name="ce8"/>
          <table:table-cell table:style-name="ce38"/>
        </table:table-row>
        <table:table-row table:style-name="ro1">
          <table:table-cell table:style-name="ce2"/>
          <table:table-cell table:style-name="Pivot_20_Table_20_Corner"/>
          <table:table-cell table:style-name="ce15"/>
          <table:table-cell table:style-name="ce18" office:value-type="float" office:value="1.2" calcext:value-type="float">
            <text:p>1.2</text:p>
          </table:table-cell>
          <table:table-cell table:style-name="ce27" office:value-type="float" office:value="2" calcext:value-type="float">
            <text:p>2</text:p>
          </table:table-cell>
          <table:table-cell table:style-name="ce32"/>
          <table:table-cell table:style-name="ce39" office:value-type="string" calcext:value-type="string">
            <text:p>Total Result</text:p>
          </table:table-cell>
        </table:table-row>
        <table:table-row table:style-name="ro1">
          <table:table-cell table:style-name="ce3" office:value-type="string" calcext:value-type="string">
            <text:p>Problem</text:p>
          </table:table-cell>
          <table:table-cell table:style-name="ce9" office:value-type="string" calcext:value-type="string">
            <text:p>Level</text:p>
          </table:table-cell>
          <table:table-cell table:style-name="ce9" office:value-type="string" calcext:value-type="string">
            <text:p>Variant</text:p>
          </table:table-cell>
          <table:table-cell table:style-name="ce19" office:value-type="string" calcext:value-type="string">
            <text:p>ref</text:p>
          </table:table-cell>
          <table:table-cell table:style-name="ce27" office:value-type="string" calcext:value-type="string">
            <text:p>light</text:p>
          </table:table-cell>
          <table:table-cell table:style-name="ce32" office:value-type="string" calcext:value-type="string">
            <text:p>ref</text:p>
          </table:table-cell>
          <table:table-cell table:style-name="ce40"/>
        </table:table-row>
        <table:table-row table:style-name="ro1">
          <table:table-cell table:style-name="ce4" office:value-type="string" calcext:value-type="string">
            <text:p>s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office:value-type="float" office:value="18276003" calcext:value-type="float">
            <text:p>18276003</text:p>
          </table:table-cell>
          <table:table-cell table:style-name="ce23" office:value-type="float" office:value="18977575" calcext:value-type="float">
            <text:p>18977575</text:p>
          </table:table-cell>
          <table:table-cell table:style-name="ce23" office:value-type="float" office:value="18644695" calcext:value-type="float">
            <text:p>18644695</text:p>
          </table:table-cell>
          <table:table-cell office:value-type="float" office:value="55898273" calcext:value-type="float">
            <text:p>55898273</text:p>
          </table:table-cell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fast</text:p>
          </table:table-cell>
          <table:table-cell table:style-name="ce21"/>
          <table:table-cell office:value-type="float" office:value="11696706" calcext:value-type="float">
            <text:p>11696706</text:p>
          </table:table-cell>
          <table:table-cell office:value-type="float" office:value="11766667" calcext:value-type="float">
            <text:p>11766667</text:p>
          </table:table-cell>
          <table:table-cell table:style-name="ce42" office:value-type="float" office:value="23463373" calcext:value-type="float">
            <text:p>23463373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small</text:p>
          </table:table-cell>
          <table:table-cell table:style-name="ce22" office:value-type="float" office:value="65817398" calcext:value-type="float">
            <text:p>65817398</text:p>
          </table:table-cell>
          <table:table-cell office:value-type="float" office:value="36467252" calcext:value-type="float">
            <text:p>36467252</text:p>
          </table:table-cell>
          <table:table-cell office:value-type="float" office:value="36498517" calcext:value-type="float">
            <text:p>36498517</text:p>
          </table:table-cell>
          <table:table-cell table:style-name="ce43" office:value-type="float" office:value="138783167" calcext:value-type="float">
            <text:p>13878316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table:style-name="ce23" office:value-type="float" office:value="39505440" calcext:value-type="float">
            <text:p>39505440</text:p>
          </table:table-cell>
          <table:table-cell table:style-name="ce28" office:value-type="float" office:value="41089159" calcext:value-type="float">
            <text:p>41089159</text:p>
          </table:table-cell>
          <table:table-cell table:style-name="ce33" office:value-type="float" office:value="41773187" calcext:value-type="float">
            <text:p>41773187</text:p>
          </table:table-cell>
          <table:table-cell office:value-type="float" office:value="122367786" calcext:value-type="float">
            <text:p>122367786</text:p>
          </table:table-cell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fast</text:p>
          </table:table-cell>
          <table:table-cell table:style-name="Pivot_20_Table_20_Value"/>
          <table:table-cell table:style-name="ce29" office:value-type="float" office:value="30882828" calcext:value-type="float">
            <text:p>30882828</text:p>
          </table:table-cell>
          <table:table-cell table:style-name="ce34" office:value-type="float" office:value="31198630" calcext:value-type="float">
            <text:p>31198630</text:p>
          </table:table-cell>
          <table:table-cell table:style-name="ce42" office:value-type="float" office:value="62081458" calcext:value-type="float">
            <text:p>62081458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small</text:p>
          </table:table-cell>
          <table:table-cell table:style-name="ce24" office:value-type="float" office:value="82484576" calcext:value-type="float">
            <text:p>82484576</text:p>
          </table:table-cell>
          <table:table-cell table:style-name="ce30" office:value-type="float" office:value="58690386" calcext:value-type="float">
            <text:p>58690386</text:p>
          </table:table-cell>
          <table:table-cell table:style-name="ce35" office:value-type="float" office:value="0" calcext:value-type="float">
            <text:p>0</text:p>
          </table:table-cell>
          <table:table-cell table:style-name="ce43" office:value-type="float" office:value="141174962" calcext:value-type="float">
            <text:p>14117496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office:value-type="float" office:value="69493034" calcext:value-type="float">
            <text:p>69493034</text:p>
          </table:table-cell>
          <table:table-cell table:style-name="ce23" office:value-type="float" office:value="73344995" calcext:value-type="float">
            <text:p>73344995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142838029" calcext:value-type="float">
            <text:p>142838029</text:p>
          </table:table-cell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fast</text:p>
          </table:table-cell>
          <table:table-cell table:style-name="ce21"/>
          <table:table-cell office:value-type="float" office:value="58067807" calcext:value-type="float">
            <text:p>58067807</text:p>
          </table:table-cell>
          <table:table-cell office:value-type="float" office:value="58704831" calcext:value-type="float">
            <text:p>58704831</text:p>
          </table:table-cell>
          <table:table-cell table:style-name="ce42" office:value-type="float" office:value="116772638" calcext:value-type="float">
            <text:p>116772638</text:p>
          </table:table-cell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small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08909420" calcext:value-type="float">
            <text:p>108909420</text:p>
          </table:table-cell>
          <table:table-cell table:style-name="ce36"/>
          <table:table-cell table:style-name="ce43" office:value-type="float" office:value="108909420" calcext:value-type="float">
            <text:p>108909420</text:p>
          </table:table-cell>
        </table:table-row>
        <table:table-row table:style-name="ro1">
          <table:table-cell table:style-name="ce4" office:value-type="string" calcext:value-type="string">
            <text:p>sd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</text:p>
          </table:table-cell>
          <table:table-cell table:style-name="ce23" office:value-type="float" office:value="14990928" calcext:value-type="float">
            <text:p>14990928</text:p>
          </table:table-cell>
          <table:table-cell table:style-name="ce28" office:value-type="float" office:value="15996387" calcext:value-type="float">
            <text:p>15996387</text:p>
          </table:table-cell>
          <table:table-cell table:style-name="ce33" office:value-type="float" office:value="15931333" calcext:value-type="float">
            <text:p>15931333</text:p>
          </table:table-cell>
          <table:table-cell office:value-type="float" office:value="46918648" calcext:value-type="float">
            <text:p>46918648</text:p>
          </table:table-cell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fast</text:p>
          </table:table-cell>
          <table:table-cell table:style-name="Pivot_20_Table_20_Value"/>
          <table:table-cell table:style-name="ce29" office:value-type="float" office:value="7720090" calcext:value-type="float">
            <text:p>7720090</text:p>
          </table:table-cell>
          <table:table-cell table:style-name="ce34" office:value-type="float" office:value="7770754" calcext:value-type="float">
            <text:p>7770754</text:p>
          </table:table-cell>
          <table:table-cell table:style-name="ce42" office:value-type="float" office:value="15490844" calcext:value-type="float">
            <text:p>15490844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small</text:p>
          </table:table-cell>
          <table:table-cell table:style-name="ce25" office:value-type="float" office:value="53635644" calcext:value-type="float">
            <text:p>53635644</text:p>
          </table:table-cell>
          <table:table-cell table:style-name="ce30" office:value-type="float" office:value="31963079" calcext:value-type="float">
            <text:p>31963079</text:p>
          </table:table-cell>
          <table:table-cell table:style-name="ce35" office:value-type="float" office:value="31857047" calcext:value-type="float">
            <text:p>31857047</text:p>
          </table:table-cell>
          <table:table-cell table:style-name="ce43" office:value-type="float" office:value="117455770" calcext:value-type="float">
            <text:p>11745577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lance</text:p>
          </table:table-cell>
          <table:table-cell office:value-type="float" office:value="22179010" calcext:value-type="float">
            <text:p>22179010</text:p>
          </table:table-cell>
          <table:table-cell table:style-name="ce23" office:value-type="float" office:value="25413352" calcext:value-type="float">
            <text:p>25413352</text:p>
          </table:table-cell>
          <table:table-cell table:style-name="ce23" office:value-type="float" office:value="25539740" calcext:value-type="float">
            <text:p>25539740</text:p>
          </table:table-cell>
          <table:table-cell office:value-type="float" office:value="73132102" calcext:value-type="float">
            <text:p>73132102</text:p>
          </table:table-cell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fast</text:p>
          </table:table-cell>
          <table:table-cell table:style-name="ce21"/>
          <table:table-cell office:value-type="float" office:value="19309925" calcext:value-type="float">
            <text:p>19309925</text:p>
          </table:table-cell>
          <table:table-cell office:value-type="float" office:value="19490499" calcext:value-type="float">
            <text:p>19490499</text:p>
          </table:table-cell>
          <table:table-cell table:style-name="ce42" office:value-type="float" office:value="38800424" calcext:value-type="float">
            <text:p>38800424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small</text:p>
          </table:table-cell>
          <table:table-cell table:style-name="ce22" office:value-type="float" office:value="79663899" calcext:value-type="float">
            <text:p>79663899</text:p>
          </table:table-cell>
          <table:table-cell table:style-name="ce24" office:value-type="float" office:value="48613733" calcext:value-type="float">
            <text:p>48613733</text:p>
          </table:table-cell>
          <table:table-cell table:style-name="ce24" office:value-type="float" office:value="48560843" calcext:value-type="float">
            <text:p>48560843</text:p>
          </table:table-cell>
          <table:table-cell table:style-name="ce43" office:value-type="float" office:value="176838475" calcext:value-type="float">
            <text:p>17683847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lance</text:p>
          </table:table-cell>
          <table:table-cell table:style-name="ce23" office:value-type="float" office:value="45606845" calcext:value-type="float">
            <text:p>45606845</text:p>
          </table:table-cell>
          <table:table-cell table:style-name="ce28" office:value-type="float" office:value="45820203" calcext:value-type="float">
            <text:p>45820203</text:p>
          </table:table-cell>
          <table:table-cell table:style-name="ce33" office:value-type="float" office:value="45889775" calcext:value-type="float">
            <text:p>45889775</text:p>
          </table:table-cell>
          <table:table-cell office:value-type="float" office:value="137316823" calcext:value-type="float">
            <text:p>137316823</text:p>
          </table:table-cell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fast</text:p>
          </table:table-cell>
          <table:table-cell table:style-name="Pivot_20_Table_20_Value"/>
          <table:table-cell table:style-name="ce29" office:value-type="float" office:value="37699778" calcext:value-type="float">
            <text:p>37699778</text:p>
          </table:table-cell>
          <table:table-cell table:style-name="ce34" office:value-type="float" office:value="38193917" calcext:value-type="float">
            <text:p>38193917</text:p>
          </table:table-cell>
          <table:table-cell table:style-name="ce42" office:value-type="float" office:value="75893695" calcext:value-type="float">
            <text:p>75893695</text:p>
          </table:table-cell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small</text:p>
          </table:table-cell>
          <table:table-cell table:style-name="ce24" office:value-type="float" office:value="122110915" calcext:value-type="float">
            <text:p>122110915</text:p>
          </table:table-cell>
          <table:table-cell table:style-name="ce30" office:value-type="float" office:value="80290195" calcext:value-type="float">
            <text:p>80290195</text:p>
          </table:table-cell>
          <table:table-cell table:style-name="ce35" office:value-type="float" office:value="0" calcext:value-type="float">
            <text:p>0</text:p>
          </table:table-cell>
          <table:table-cell table:style-name="ce43" office:value-type="float" office:value="202401110" calcext:value-type="float">
            <text:p>202401110</text:p>
          </table:table-cell>
        </table:table-row>
        <table:table-row table:style-name="ro1">
          <table:table-cell table:style-name="ce7" office:value-type="string" calcext:value-type="string">
            <text:p>Total Result</text:p>
          </table:table-cell>
          <table:table-cell table:style-name="ce13"/>
          <table:table-cell table:style-name="ce16"/>
          <table:table-cell table:style-name="ce26" office:value-type="float" office:value="613763692" calcext:value-type="float">
            <text:p>613763692</text:p>
          </table:table-cell>
          <table:table-cell table:style-name="ce31" office:value-type="float" office:value="750952870" calcext:value-type="float">
            <text:p>750952870</text:p>
          </table:table-cell>
          <table:table-cell table:style-name="ce37" office:value-type="float" office:value="431820435" calcext:value-type="float">
            <text:p>431820435</text:p>
          </table:table-cell>
          <table:table-cell table:style-name="ce44" office:value-type="float" office:value="1796536997" calcext:value-type="float">
            <text:p>1796536997</text:p>
          </table:table-cell>
        </table:table-row>
      </table:table>
      <table:named-expressions/>
      <table:data-pilot-tables>
        <table:data-pilot-table table:name="DataPilot2" table:application-data="" table:target-range-address="'Key Generation'.A1:'Key Generation'.G22" table:buttons="'Key Generation'.A3 'Key Generation'.B3 'Key Generation'.C3 'Key Generation'.D1 'Key Generation'.E1" table:show-filter-button="false" table:drill-down-on-double-click="false">
          <table:source-cell-range table:cell-range-address="'Speed_Evaluation-Signature_Schemes'.A1:'Speed_Evaluation-Signature_Schemes'.P49"/>
          <table:data-pilot-field table:source-field-name="Version" table:orientation="column" table:used-hierarchy="0" table:function="auto">
            <table:data-pilot-level table:show-empty="false" calcext:repeat-item-labels="false">
              <table:data-pilot-members>
                <table:data-pilot-member table:name="1.2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mplementation" table:orientation="column" table:used-hierarchy="0" table:function="auto">
            <table:data-pilot-level table:show-empty="false" calcext:repeat-item-labels="false">
              <table:data-pilot-members>
                <table:data-pilot-member table:name="light" table:display="true" table:show-details="true"/>
                <table:data-pilot-member table:name="profile" table:display="false" table:show-details="true"/>
                <table:data-pilot-member table:name="re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blem" table:orientation="row" table:used-hierarchy="0" table:function="auto">
            <table:data-pilot-level table:show-empty="false" calcext:repeat-item-labels="false">
              <table:data-pilot-members>
                <table:data-pilot-member table:name="sdp" table:display="true" table:show-details="true"/>
                <table:data-pilot-member table:name="sdp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ve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riant" table:orientation="row" table:used-hierarchy="0" table:function="auto">
            <table:data-pilot-level table:show-empty="false" calcext:repeat-item-labels="false">
              <table:data-pilot-members>
                <table:data-pilot-member table:name="balance" table:display="true" table:show-details="true"/>
                <table:data-pilot-member table:name="fast" table:display="true" table:show-details="true"/>
                <table:data-pilot-member table:name="sma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Key Generation [cycles] (mean)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96599" table:display="true" table:show-details="true"/>
                <table:data-pilot-member table:name="196606" table:display="true" table:show-details="true"/>
                <table:data-pilot-member table:name="196637" table:display="true" table:show-details="true"/>
                <table:data-pilot-member table:name="250761" table:display="true" table:show-details="true"/>
                <table:data-pilot-member table:name="250767" table:display="true" table:show-details="true"/>
                <table:data-pilot-member table:name="278805" table:display="true" table:show-details="true"/>
                <table:data-pilot-member table:name="278811" table:display="true" table:show-details="true"/>
                <table:data-pilot-member table:name="278902" table:display="true" table:show-details="true"/>
                <table:data-pilot-member table:name="400623" table:display="true" table:show-details="true"/>
                <table:data-pilot-member table:name="400624" table:display="true" table:show-details="true"/>
                <table:data-pilot-member table:name="400650" table:display="true" table:show-details="true"/>
                <table:data-pilot-member table:name="417451" table:display="true" table:show-details="true"/>
                <table:data-pilot-member table:name="417467" table:display="true" table:show-details="true"/>
                <table:data-pilot-member table:name="417483" table:display="true" table:show-details="true"/>
                <table:data-pilot-member table:name="484520" table:display="true" table:show-details="true"/>
                <table:data-pilot-member table:name="484521" table:display="true" table:show-details="true"/>
                <table:data-pilot-member table:name="532914" table:display="true" table:show-details="true"/>
                <table:data-pilot-member table:name="532941" table:display="true" table:show-details="true"/>
                <table:data-pilot-member table:name="533033" table:display="true" table:show-details="true"/>
                <table:data-pilot-member table:name="542551" table:display="true" table:show-details="true"/>
                <table:data-pilot-member table:name="542553" table:display="true" table:show-details="true"/>
                <table:data-pilot-member table:name="609648" table:display="true" table:show-details="true"/>
                <table:data-pilot-member table:name="609684" table:display="true" table:show-details="true"/>
                <table:data-pilot-member table:name="609702" table:display="true" table:show-details="true"/>
                <table:data-pilot-member table:name="710453" table:display="true" table:show-details="true"/>
                <table:data-pilot-member table:name="710456" table:display="true" table:show-details="true"/>
                <table:data-pilot-member table:name="925202" table:display="true" table:show-details="true"/>
                <table:data-pilot-member table:name="925203" table:display="true" table:show-details="true"/>
                <table:data-pilot-member table:name="964686" table:display="true" table:show-details="true"/>
                <table:data-pilot-member table:name="964827" table:display="true" table:show-details="true"/>
                <table:data-pilot-member table:name="1033673" table:display="true" table:show-details="true"/>
                <table:data-pilot-member table:name="1033694" table:display="true" table:show-details="true"/>
                <table:data-pilot-member table:name="1033761" table:display="true" table:show-details="true"/>
                <table:data-pilot-member table:name="1058591" table:display="true" table:show-details="true"/>
                <table:data-pilot-member table:name="1058594" table:display="true" table:show-details="true"/>
                <table:data-pilot-member table:name="1215681" table:display="true" table:show-details="true"/>
                <table:data-pilot-member table:name="1215877" table:display="true" table:show-details="true"/>
                <table:data-pilot-member table:name="1216095" table:display="true" table:show-details="true"/>
                <table:data-pilot-member table:name="1308016" table:display="true" table:show-details="true"/>
                <table:data-pilot-member table:name="1672453" table:display="true" table:show-details="true"/>
                <table:data-pilot-member table:name="1894177" table:display="true" table:show-details="true"/>
                <table:data-pilot-member table:name="2170480" table:display="true" table:show-details="true"/>
                <table:data-pilot-member table:name="2170509" table:display="true" table:show-details="true"/>
                <table:data-pilot-member table:name="217094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Signing.A1:Signing.G22" table:buttons="Signing.A3 Signing.B3 Signing.C3 Signing.D1 Signing.E1" table:show-filter-button="false" table:drill-down-on-double-click="false">
          <table:source-cell-range table:cell-range-address="'Speed_Evaluation-Signature_Schemes'.A1:'Speed_Evaluation-Signature_Schemes'.P49"/>
          <table:data-pilot-field table:source-field-name="Version" table:orientation="column" table:used-hierarchy="0" table:function="auto">
            <table:data-pilot-level table:show-empty="false" calcext:repeat-item-labels="false">
              <table:data-pilot-members>
                <table:data-pilot-member table:name="1.2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mplementation" table:orientation="column" table:used-hierarchy="0" table:function="auto">
            <table:data-pilot-level table:show-empty="false" calcext:repeat-item-labels="false">
              <table:data-pilot-members>
                <table:data-pilot-member table:name="light" table:display="true" table:show-details="true"/>
                <table:data-pilot-member table:name="profile" table:display="false" table:show-details="true"/>
                <table:data-pilot-member table:name="re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blem" table:orientation="row" table:used-hierarchy="0" table:function="auto">
            <table:data-pilot-level table:show-empty="false" calcext:repeat-item-labels="false">
              <table:data-pilot-members>
                <table:data-pilot-member table:name="sdp" table:display="true" table:show-details="true"/>
                <table:data-pilot-member table:name="sdp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ve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riant" table:orientation="row" table:used-hierarchy="0" table:function="auto">
            <table:data-pilot-level table:show-empty="false" calcext:repeat-item-labels="false">
              <table:data-pilot-members>
                <table:data-pilot-member table:name="balance" table:display="true" table:show-details="true"/>
                <table:data-pilot-member table:name="fast" table:display="true" table:show-details="true"/>
                <table:data-pilot-member table:name="sma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ign [cycles] (mean)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2417006" table:display="true" table:show-details="true"/>
                <table:data-pilot-member table:name="13734626" table:display="true" table:show-details="true"/>
                <table:data-pilot-member table:name="21223819" table:display="true" table:show-details="true"/>
                <table:data-pilot-member table:name="22745959" table:display="true" table:show-details="true"/>
                <table:data-pilot-member table:name="25164960" table:display="true" table:show-details="true"/>
                <table:data-pilot-member table:name="26038462" table:display="true" table:show-details="true"/>
                <table:data-pilot-member table:name="28477562" table:display="true" table:show-details="true"/>
                <table:data-pilot-member table:name="29894474" table:display="true" table:show-details="true"/>
                <table:data-pilot-member table:name="32210931" table:display="true" table:show-details="true"/>
                <table:data-pilot-member table:name="36332488" table:display="true" table:show-details="true"/>
                <table:data-pilot-member table:name="38852351" table:display="true" table:show-details="true"/>
                <table:data-pilot-member table:name="38983168" table:display="true" table:show-details="true"/>
                <table:data-pilot-member table:name="40293954" table:display="true" table:show-details="true"/>
                <table:data-pilot-member table:name="40330228" table:display="true" table:show-details="true"/>
                <table:data-pilot-member table:name="42693184" table:display="true" table:show-details="true"/>
                <table:data-pilot-member table:name="51828623" table:display="true" table:show-details="true"/>
                <table:data-pilot-member table:name="53999005" table:display="true" table:show-details="true"/>
                <table:data-pilot-member table:name="57256947" table:display="true" table:show-details="true"/>
                <table:data-pilot-member table:name="57668881" table:display="true" table:show-details="true"/>
                <table:data-pilot-member table:name="59803996" table:display="true" table:show-details="true"/>
                <table:data-pilot-member table:name="60582179" table:display="true" table:show-details="true"/>
                <table:data-pilot-member table:name="73417124" table:display="true" table:show-details="true"/>
                <table:data-pilot-member table:name="73741319" table:display="true" table:show-details="true"/>
                <table:data-pilot-member table:name="75749536" table:display="true" table:show-details="true"/>
                <table:data-pilot-member table:name="76715899" table:display="true" table:show-details="true"/>
                <table:data-pilot-member table:name="77874082" table:display="true" table:show-details="true"/>
                <table:data-pilot-member table:name="81051433" table:display="true" table:show-details="true"/>
                <table:data-pilot-member table:name="84605241" table:display="true" table:show-details="true"/>
                <table:data-pilot-member table:name="88253379" table:display="true" table:show-details="true"/>
                <table:data-pilot-member table:name="92882590" table:display="true" table:show-details="true"/>
                <table:data-pilot-member table:name="96624908" table:display="true" table:show-details="true"/>
                <table:data-pilot-member table:name="101752194" table:display="true" table:show-details="true"/>
                <table:data-pilot-member table:name="108904802" table:display="true" table:show-details="true"/>
                <table:data-pilot-member table:name="112469383" table:display="true" table:show-details="true"/>
                <table:data-pilot-member table:name="132397801" table:display="true" table:show-details="true"/>
                <table:data-pilot-member table:name="139451445" table:display="true" table:show-details="true"/>
                <table:data-pilot-member table:name="144695261" table:display="true" table:show-details="true"/>
                <table:data-pilot-member table:name="145791910" table:display="true" table:show-details="true"/>
                <table:data-pilot-member table:name="145928874" table:display="true" table:show-details="true"/>
                <table:data-pilot-member table:name="184086538" table:display="true" table:show-details="true"/>
                <table:data-pilot-member table:name="185337835" table:display="true" table:show-details="true"/>
                <table:data-pilot-member table:name="194842140" table:display="true" table:show-details="true"/>
                <table:data-pilot-member table:name="202429580" table:display="true" table:show-details="true"/>
                <table:data-pilot-member table:name="29905373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Verify.A1:Verify.G22" table:buttons="Verify.A3 Verify.B3 Verify.C3 Verify.D1 Verify.E1" table:show-filter-button="false" table:drill-down-on-double-click="false">
          <table:source-cell-range table:cell-range-address="'Speed_Evaluation-Signature_Schemes'.A1:'Speed_Evaluation-Signature_Schemes'.P49"/>
          <table:data-pilot-field table:source-field-name="Version" table:orientation="column" table:used-hierarchy="0" table:function="auto">
            <table:data-pilot-level table:show-empty="false" calcext:repeat-item-labels="false">
              <table:data-pilot-members>
                <table:data-pilot-member table:name="1.2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mplementation" table:orientation="column" table:used-hierarchy="0" table:function="auto">
            <table:data-pilot-level table:show-empty="false" calcext:repeat-item-labels="false">
              <table:data-pilot-members>
                <table:data-pilot-member table:name="light" table:display="true" table:show-details="true"/>
                <table:data-pilot-member table:name="profile" table:display="false" table:show-details="true"/>
                <table:data-pilot-member table:name="re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blem" table:orientation="row" table:used-hierarchy="0" table:function="auto">
            <table:data-pilot-level table:show-empty="false" calcext:repeat-item-labels="false">
              <table:data-pilot-members>
                <table:data-pilot-member table:name="sdp" table:display="true" table:show-details="true"/>
                <table:data-pilot-member table:name="sdp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ve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riant" table:orientation="row" table:used-hierarchy="0" table:function="auto">
            <table:data-pilot-level table:show-empty="false" calcext:repeat-item-labels="false">
              <table:data-pilot-members>
                <table:data-pilot-member table:name="balance" table:display="true" table:show-details="true"/>
                <table:data-pilot-member table:name="fast" table:display="true" table:show-details="true"/>
                <table:data-pilot-member table:name="sma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erify [cycles] (mean)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7720090" table:display="true" table:show-details="true"/>
                <table:data-pilot-member table:name="7770754" table:display="true" table:show-details="true"/>
                <table:data-pilot-member table:name="11696706" table:display="true" table:show-details="true"/>
                <table:data-pilot-member table:name="11766667" table:display="true" table:show-details="true"/>
                <table:data-pilot-member table:name="14990928" table:display="true" table:show-details="true"/>
                <table:data-pilot-member table:name="15931333" table:display="true" table:show-details="true"/>
                <table:data-pilot-member table:name="15996387" table:display="true" table:show-details="true"/>
                <table:data-pilot-member table:name="18276003" table:display="true" table:show-details="true"/>
                <table:data-pilot-member table:name="18644695" table:display="true" table:show-details="true"/>
                <table:data-pilot-member table:name="18977575" table:display="true" table:show-details="true"/>
                <table:data-pilot-member table:name="19309925" table:display="true" table:show-details="true"/>
                <table:data-pilot-member table:name="19490499" table:display="true" table:show-details="true"/>
                <table:data-pilot-member table:name="22179010" table:display="true" table:show-details="true"/>
                <table:data-pilot-member table:name="25413352" table:display="true" table:show-details="true"/>
                <table:data-pilot-member table:name="25539740" table:display="true" table:show-details="true"/>
                <table:data-pilot-member table:name="30882828" table:display="true" table:show-details="true"/>
                <table:data-pilot-member table:name="31198630" table:display="true" table:show-details="true"/>
                <table:data-pilot-member table:name="31857047" table:display="true" table:show-details="true"/>
                <table:data-pilot-member table:name="31963079" table:display="true" table:show-details="true"/>
                <table:data-pilot-member table:name="36467252" table:display="true" table:show-details="true"/>
                <table:data-pilot-member table:name="36498517" table:display="true" table:show-details="true"/>
                <table:data-pilot-member table:name="37699778" table:display="true" table:show-details="true"/>
                <table:data-pilot-member table:name="38193917" table:display="true" table:show-details="true"/>
                <table:data-pilot-member table:name="39505440" table:display="true" table:show-details="true"/>
                <table:data-pilot-member table:name="41089159" table:display="true" table:show-details="true"/>
                <table:data-pilot-member table:name="41773187" table:display="true" table:show-details="true"/>
                <table:data-pilot-member table:name="45606845" table:display="true" table:show-details="true"/>
                <table:data-pilot-member table:name="45820203" table:display="true" table:show-details="true"/>
                <table:data-pilot-member table:name="45889775" table:display="true" table:show-details="true"/>
                <table:data-pilot-member table:name="48560843" table:display="true" table:show-details="true"/>
                <table:data-pilot-member table:name="48613733" table:display="true" table:show-details="true"/>
                <table:data-pilot-member table:name="53635644" table:display="true" table:show-details="true"/>
                <table:data-pilot-member table:name="58067807" table:display="true" table:show-details="true"/>
                <table:data-pilot-member table:name="58690386" table:display="true" table:show-details="true"/>
                <table:data-pilot-member table:name="58704831" table:display="true" table:show-details="true"/>
                <table:data-pilot-member table:name="65817398" table:display="true" table:show-details="true"/>
                <table:data-pilot-member table:name="66358034" table:display="true" table:show-details="true"/>
                <table:data-pilot-member table:name="69493034" table:display="true" table:show-details="true"/>
                <table:data-pilot-member table:name="73344995" table:display="true" table:show-details="true"/>
                <table:data-pilot-member table:name="79663899" table:display="true" table:show-details="true"/>
                <table:data-pilot-member table:name="80290195" table:display="true" table:show-details="true"/>
                <table:data-pilot-member table:name="82484576" table:display="true" table:show-details="true"/>
                <table:data-pilot-member table:name="108909420" table:display="true" table:show-details="true"/>
                <table:data-pilot-member table:name="1221109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29T19:36:03.823655447</dc:date>
    <meta:editing-duration>PT43M59S</meta:editing-duration>
    <meta:editing-cycles>8</meta:editing-cycles>
    <meta:generator>LibreOffice/24.2.7.2$Linux_X86_64 LibreOffice_project/420$Build-2</meta:generator>
    <meta:document-statistic meta:table-count="4" meta:cell-count="1107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889cm" svg:height="20.75cm" xlink:href=".." xlink:type="simple" loext:data-pilot-source="DataPilot2" chart:class="chart:bar" chart:style-name="ch1">
        <chart:title svg:x="15.252cm" svg:y="0.551cm" chart:style-name="ch2">
          <text:p>Key Generation Speed (cycles)</text:p>
        </chart:title>
        <chart:legend chart:legend-position="end" svg:x="30.685cm" svg:y="6.801cm" style:legend-expansion="high" chart:style-name="ch3"/>
        <chart:plot-area chart:style-name="ch4" table:cell-range-address="PivotChart" chart:data-source-has-labels="column" svg:x="0.737cm" svg:y="1.745cm" svg:width="29.211cm" svg:height="17.69cm">
          <chart:coordinate-region svg:x="2.311cm" svg:y="1.944cm" svg:width="27.637cm" svg:height="16.048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18"/>
          </chart:series>
          <chart:series chart:style-name="ch9" chart:values-cell-range-address="PT@data 1" chart:label-cell-address="PT@label 1" chart:class="chart:bar">
            <chart:data-point chart:repeated="18"/>
          </chart:series>
          <chart:series chart:style-name="ch10" chart:values-cell-range-address="PT@data 2" chart:label-cell-address="PT@label 2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2 - ref</text:p>
                <draw:g>
                  <svg:desc>PT@label 0</svg:desc>
                </draw:g>
              </table:table-cell>
              <table:table-cell office:value-type="string">
                <text:p>2 - light</text:p>
                <draw:g>
                  <svg:desc>PT@label 1</svg:desc>
                </draw:g>
              </table:table-cell>
              <table:table-cell office:value-type="string">
                <text:p>2 - ref</text:p>
                <draw:g>
                  <svg:desc>PT@label 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dp 1 balance</text:p>
                <text:list>
                  <text:list-item>
                    <text:p>sdp</text:p>
                  </text:list-item>
                  <text:list-item>
                    <text:p>1</text:p>
                  </text:list-item>
                  <text:list-item>
                    <text:p>balance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484520">
                <text:p>484520</text:p>
                <draw:g>
                  <svg:desc>PT@data 0</svg:desc>
                </draw:g>
              </table:table-cell>
              <table:table-cell office:value-type="float" office:value="533033">
                <text:p>533033</text:p>
                <draw:g>
                  <svg:desc>PT@data 1</svg:desc>
                </draw:g>
              </table:table-cell>
              <table:table-cell office:value-type="float" office:value="400650">
                <text:p>400650</text:p>
                <draw:g>
                  <svg:desc>PT@data 2</svg:desc>
                </draw:g>
              </table:table-cell>
            </table:table-row>
            <table:table-row>
              <table:table-cell office:value-type="string">
                <text:p>sdp 1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532941">
                <text:p>532941</text:p>
              </table:table-cell>
              <table:table-cell office:value-type="float" office:value="400623">
                <text:p>400623</text:p>
              </table:table-cell>
            </table:table-row>
            <table:table-row>
              <table:table-cell office:value-type="string">
                <text:p>sdp 1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484521">
                <text:p>484521</text:p>
              </table:table-cell>
              <table:table-cell office:value-type="float" office:value="532914">
                <text:p>532914</text:p>
              </table:table-cell>
              <table:table-cell office:value-type="float" office:value="400624">
                <text:p>400624</text:p>
              </table:table-cell>
            </table:table-row>
            <table:table-row>
              <table:table-cell office:value-type="string">
                <text:p>sdp 3 balance</text:p>
                <text:list>
                  <text:list-item>
                    <text:p/>
                  </text:list-item>
                  <text:list-item>
                    <text:p>3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1058594">
                <text:p>1058594</text:p>
              </table:table-cell>
              <table:table-cell office:value-type="float" office:value="1215681">
                <text:p>1215681</text:p>
              </table:table-cell>
              <table:table-cell office:value-type="float" office:value="964686">
                <text:p>964686</text:p>
              </table:table-cell>
            </table:table-row>
            <table:table-row>
              <table:table-cell office:value-type="string">
                <text:p>sdp 3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1215877">
                <text:p>1215877</text:p>
              </table:table-cell>
              <table:table-cell office:value-type="float" office:value="964827">
                <text:p>964827</text:p>
              </table:table-cell>
            </table:table-row>
            <table:table-row>
              <table:table-cell office:value-type="string">
                <text:p>sdp 3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1058591">
                <text:p>1058591</text:p>
              </table:table-cell>
              <table:table-cell office:value-type="float" office:value="1216095">
                <text:p>1216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dp 5 balance</text:p>
                <text:list>
                  <text:list-item>
                    <text:p/>
                  </text:list-item>
                  <text:list-item>
                    <text:p>5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1894177">
                <text:p>1894177</text:p>
              </table:table-cell>
              <table:table-cell office:value-type="float" office:value="2170948">
                <text:p>2170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dp 5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2170509">
                <text:p>2170509</text:p>
              </table:table-cell>
              <table:table-cell office:value-type="float" office:value="1672453">
                <text:p>1672453</text:p>
              </table:table-cell>
            </table:table-row>
            <table:table-row>
              <table:table-cell office:value-type="string">
                <text:p>sdp 5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2170480">
                <text:p>2170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1 balance</text:p>
                <text:list>
                  <text:list-item>
                    <text:p>sdpg</text:p>
                  </text:list-item>
                  <text:list-item>
                    <text:p>1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250761">
                <text:p>250761</text:p>
              </table:table-cell>
              <table:table-cell office:value-type="float" office:value="278805">
                <text:p>278805</text:p>
              </table:table-cell>
              <table:table-cell office:value-type="float" office:value="196606">
                <text:p>196606</text:p>
              </table:table-cell>
            </table:table-row>
            <table:table-row>
              <table:table-cell office:value-type="string">
                <text:p>sdpg 1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278902">
                <text:p>278902</text:p>
              </table:table-cell>
              <table:table-cell office:value-type="float" office:value="196637">
                <text:p>196637</text:p>
              </table:table-cell>
            </table:table-row>
            <table:table-row>
              <table:table-cell office:value-type="string">
                <text:p>sdpg 1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250767">
                <text:p>250767</text:p>
              </table:table-cell>
              <table:table-cell office:value-type="float" office:value="278811">
                <text:p>278811</text:p>
              </table:table-cell>
              <table:table-cell office:value-type="float" office:value="196599">
                <text:p>196599</text:p>
              </table:table-cell>
            </table:table-row>
            <table:table-row>
              <table:table-cell office:value-type="string">
                <text:p>sdpg 3 balance</text:p>
                <text:list>
                  <text:list-item>
                    <text:p/>
                  </text:list-item>
                  <text:list-item>
                    <text:p>3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542553">
                <text:p>542553</text:p>
              </table:table-cell>
              <table:table-cell office:value-type="float" office:value="609648">
                <text:p>609648</text:p>
              </table:table-cell>
              <table:table-cell office:value-type="float" office:value="417451">
                <text:p>417451</text:p>
              </table:table-cell>
            </table:table-row>
            <table:table-row>
              <table:table-cell office:value-type="string">
                <text:p>sdpg 3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609684">
                <text:p>609684</text:p>
              </table:table-cell>
              <table:table-cell office:value-type="float" office:value="417483">
                <text:p>417483</text:p>
              </table:table-cell>
            </table:table-row>
            <table:table-row>
              <table:table-cell office:value-type="string">
                <text:p>sdpg 3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542551">
                <text:p>542551</text:p>
              </table:table-cell>
              <table:table-cell office:value-type="float" office:value="609702">
                <text:p>609702</text:p>
              </table:table-cell>
              <table:table-cell office:value-type="float" office:value="417467">
                <text:p>417467</text:p>
              </table:table-cell>
            </table:table-row>
            <table:table-row>
              <table:table-cell office:value-type="string">
                <text:p>sdpg 5 balance</text:p>
                <text:list>
                  <text:list-item>
                    <text:p/>
                  </text:list-item>
                  <text:list-item>
                    <text:p>5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925203">
                <text:p>925203</text:p>
              </table:table-cell>
              <table:table-cell office:value-type="float" office:value="1033694">
                <text:p>1033694</text:p>
              </table:table-cell>
              <table:table-cell office:value-type="float" office:value="710456">
                <text:p>710456</text:p>
              </table:table-cell>
            </table:table-row>
            <table:table-row>
              <table:table-cell office:value-type="string">
                <text:p>sdpg 5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1033673">
                <text:p>1033673</text:p>
              </table:table-cell>
              <table:table-cell office:value-type="float" office:value="710453">
                <text:p>710453</text:p>
              </table:table-cell>
            </table:table-row>
            <table:table-row>
              <table:table-cell office:value-type="string">
                <text:p>sdpg 5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925202">
                <text:p>925202</text:p>
              </table:table-cell>
              <table:table-cell office:value-type="float" office:value="1033761">
                <text:p>103376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382cm" svg:height="20.464cm" xlink:href=".." xlink:type="simple" loext:data-pilot-source="DataPilot1" chart:class="chart:bar" chart:style-name="ch1">
        <chart:title svg:x="15.819cm" svg:y="0.545cm" chart:style-name="ch2">
          <text:p>Signing Speed (cycles)</text:p>
        </chart:title>
        <chart:legend chart:legend-position="end" svg:x="30.26cm" svg:y="6.708cm" style:legend-expansion="high" chart:style-name="ch3"/>
        <chart:plot-area chart:style-name="ch4" table:cell-range-address="PivotChart" chart:data-source-has-labels="column" svg:x="0.727cm" svg:y="1.733cm" svg:width="28.806cm" svg:height="17.422cm">
          <chart:coordinate-region svg:x="2.698cm" svg:y="1.933cm" svg:width="26.835cm" svg:height="15.779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18"/>
          </chart:series>
          <chart:series chart:style-name="ch9" chart:values-cell-range-address="PT@data 1" chart:label-cell-address="PT@label 1" chart:class="chart:bar">
            <chart:data-point chart:repeated="18"/>
          </chart:series>
          <chart:series chart:style-name="ch10" chart:values-cell-range-address="PT@data 2" chart:label-cell-address="PT@label 2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2 - ref</text:p>
                <draw:g>
                  <svg:desc>PT@label 0</svg:desc>
                </draw:g>
              </table:table-cell>
              <table:table-cell office:value-type="string">
                <text:p>2 - light</text:p>
                <draw:g>
                  <svg:desc>PT@label 1</svg:desc>
                </draw:g>
              </table:table-cell>
              <table:table-cell office:value-type="string">
                <text:p>2 - ref</text:p>
                <draw:g>
                  <svg:desc>PT@label 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dp 1 balance</text:p>
                <text:list>
                  <text:list-item>
                    <text:p>sdp</text:p>
                  </text:list-item>
                  <text:list-item>
                    <text:p>1</text:p>
                  </text:list-item>
                  <text:list-item>
                    <text:p>balance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38852351">
                <text:p>38852351</text:p>
                <draw:g>
                  <svg:desc>PT@data 0</svg:desc>
                </draw:g>
              </table:table-cell>
              <table:table-cell office:value-type="float" office:value="40293954">
                <text:p>40293954</text:p>
                <draw:g>
                  <svg:desc>PT@data 1</svg:desc>
                </draw:g>
              </table:table-cell>
              <table:table-cell office:value-type="float" office:value="38983168">
                <text:p>38983168</text:p>
                <draw:g>
                  <svg:desc>PT@data 2</svg:desc>
                </draw:g>
              </table:table-cell>
            </table:table-row>
            <table:table-row>
              <table:table-cell office:value-type="string">
                <text:p>sdp 1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22745959">
                <text:p>22745959</text:p>
              </table:table-cell>
              <table:table-cell office:value-type="float" office:value="21223819">
                <text:p>21223819</text:p>
              </table:table-cell>
            </table:table-row>
            <table:table-row>
              <table:table-cell office:value-type="string">
                <text:p>sdp 1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144695261">
                <text:p>144695261</text:p>
              </table:table-cell>
              <table:table-cell office:value-type="float" office:value="84605241">
                <text:p>84605241</text:p>
              </table:table-cell>
              <table:table-cell office:value-type="float" office:value="76715899">
                <text:p>76715899</text:p>
              </table:table-cell>
            </table:table-row>
            <table:table-row>
              <table:table-cell office:value-type="string">
                <text:p>sdp 3 balance</text:p>
                <text:list>
                  <text:list-item>
                    <text:p/>
                  </text:list-item>
                  <text:list-item>
                    <text:p>3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96624908">
                <text:p>96624908</text:p>
              </table:table-cell>
              <table:table-cell office:value-type="float" office:value="101752194">
                <text:p>101752194</text:p>
              </table:table-cell>
              <table:table-cell office:value-type="float" office:value="92882590">
                <text:p>92882590</text:p>
              </table:table-cell>
            </table:table-row>
            <table:table-row>
              <table:table-cell office:value-type="string">
                <text:p>sdp 3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59803996">
                <text:p>59803996</text:p>
              </table:table-cell>
              <table:table-cell office:value-type="float" office:value="53999005">
                <text:p>53999005</text:p>
              </table:table-cell>
            </table:table-row>
            <table:table-row>
              <table:table-cell office:value-type="string">
                <text:p>sdp 3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202429580">
                <text:p>202429580</text:p>
              </table:table-cell>
              <table:table-cell office:value-type="float" office:value="145928874">
                <text:p>145928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dp 5 balance</text:p>
                <text:list>
                  <text:list-item>
                    <text:p/>
                  </text:list-item>
                  <text:list-item>
                    <text:p>5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184086538">
                <text:p>184086538</text:p>
              </table:table-cell>
              <table:table-cell office:value-type="float" office:value="185337835">
                <text:p>185337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dp 5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112469383">
                <text:p>112469383</text:p>
              </table:table-cell>
              <table:table-cell office:value-type="float" office:value="108904802">
                <text:p>108904802</text:p>
              </table:table-cell>
            </table:table-row>
            <table:table-row>
              <table:table-cell office:value-type="string">
                <text:p>sdp 5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299053730">
                <text:p>2990537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1 balance</text:p>
                <text:list>
                  <text:list-item>
                    <text:p>sdpg</text:p>
                  </text:list-item>
                  <text:list-item>
                    <text:p>1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25164960">
                <text:p>25164960</text:p>
              </table:table-cell>
              <table:table-cell office:value-type="float" office:value="28477562">
                <text:p>28477562</text:p>
              </table:table-cell>
              <table:table-cell office:value-type="float" office:value="26038462">
                <text:p>26038462</text:p>
              </table:table-cell>
            </table:table-row>
            <table:table-row>
              <table:table-cell office:value-type="string">
                <text:p>sdpg 1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13734626">
                <text:p>13734626</text:p>
              </table:table-cell>
              <table:table-cell office:value-type="float" office:value="12417006">
                <text:p>12417006</text:p>
              </table:table-cell>
            </table:table-row>
            <table:table-row>
              <table:table-cell office:value-type="string">
                <text:p>sdpg 1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88253379">
                <text:p>88253379</text:p>
              </table:table-cell>
              <table:table-cell office:value-type="float" office:value="57256947">
                <text:p>57256947</text:p>
              </table:table-cell>
              <table:table-cell office:value-type="float" office:value="51828623">
                <text:p>51828623</text:p>
              </table:table-cell>
            </table:table-row>
            <table:table-row>
              <table:table-cell office:value-type="string">
                <text:p>sdpg 3 balance</text:p>
                <text:list>
                  <text:list-item>
                    <text:p/>
                  </text:list-item>
                  <text:list-item>
                    <text:p>3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36332488">
                <text:p>36332488</text:p>
              </table:table-cell>
              <table:table-cell office:value-type="float" office:value="42693184">
                <text:p>42693184</text:p>
              </table:table-cell>
              <table:table-cell office:value-type="float" office:value="40330228">
                <text:p>40330228</text:p>
              </table:table-cell>
            </table:table-row>
            <table:table-row>
              <table:table-cell office:value-type="string">
                <text:p>sdpg 3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32210931">
                <text:p>32210931</text:p>
              </table:table-cell>
              <table:table-cell office:value-type="float" office:value="29894474">
                <text:p>29894474</text:p>
              </table:table-cell>
            </table:table-row>
            <table:table-row>
              <table:table-cell office:value-type="string">
                <text:p>sdpg 3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132397801">
                <text:p>132397801</text:p>
              </table:table-cell>
              <table:table-cell office:value-type="float" office:value="81051433">
                <text:p>81051433</text:p>
              </table:table-cell>
              <table:table-cell office:value-type="float" office:value="75749536">
                <text:p>75749536</text:p>
              </table:table-cell>
            </table:table-row>
            <table:table-row>
              <table:table-cell office:value-type="string">
                <text:p>sdpg 5 balance</text:p>
                <text:list>
                  <text:list-item>
                    <text:p/>
                  </text:list-item>
                  <text:list-item>
                    <text:p>5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73417124">
                <text:p>73417124</text:p>
              </table:table-cell>
              <table:table-cell office:value-type="float" office:value="77874082">
                <text:p>77874082</text:p>
              </table:table-cell>
              <table:table-cell office:value-type="float" office:value="73741319">
                <text:p>73741319</text:p>
              </table:table-cell>
            </table:table-row>
            <table:table-row>
              <table:table-cell office:value-type="string">
                <text:p>sdpg 5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60582179">
                <text:p>60582179</text:p>
              </table:table-cell>
              <table:table-cell office:value-type="float" office:value="57668881">
                <text:p>57668881</text:p>
              </table:table-cell>
            </table:table-row>
            <table:table-row>
              <table:table-cell office:value-type="string">
                <text:p>sdpg 5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194842140">
                <text:p>194842140</text:p>
              </table:table-cell>
              <table:table-cell office:value-type="float" office:value="139451445">
                <text:p>13945144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4.676cm" svg:height="19.505cm" xlink:href=".." xlink:type="simple" loext:data-pilot-source="DataPilot3" chart:class="chart:bar" chart:style-name="ch1">
        <chart:title svg:x="15.138cm" svg:y="0.526cm" chart:style-name="ch2">
          <text:p>Verify Speed (cycles)</text:p>
        </chart:title>
        <chart:legend chart:legend-position="end" svg:x="28.832cm" svg:y="6.393cm" style:legend-expansion="high" chart:style-name="ch3"/>
        <chart:plot-area chart:style-name="ch4" table:cell-range-address="PivotChart" chart:data-source-has-labels="column" svg:x="0.693cm" svg:y="1.695cm" svg:width="27.446cm" svg:height="16.52cm">
          <chart:coordinate-region svg:x="2.664cm" svg:y="1.895cm" svg:width="25.475cm" svg:height="14.877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18"/>
          </chart:series>
          <chart:series chart:style-name="ch9" chart:values-cell-range-address="PT@data 1" chart:label-cell-address="PT@label 1" chart:class="chart:bar">
            <chart:data-point chart:repeated="18"/>
          </chart:series>
          <chart:series chart:style-name="ch10" chart:values-cell-range-address="PT@data 2" chart:label-cell-address="PT@label 2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2 - ref</text:p>
                <draw:g>
                  <svg:desc>PT@label 0</svg:desc>
                </draw:g>
              </table:table-cell>
              <table:table-cell office:value-type="string">
                <text:p>2 - light</text:p>
                <draw:g>
                  <svg:desc>PT@label 1</svg:desc>
                </draw:g>
              </table:table-cell>
              <table:table-cell office:value-type="string">
                <text:p>2 - ref</text:p>
                <draw:g>
                  <svg:desc>PT@label 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dp 1 balance</text:p>
                <text:list>
                  <text:list-item>
                    <text:p>sdp</text:p>
                  </text:list-item>
                  <text:list-item>
                    <text:p>1</text:p>
                  </text:list-item>
                  <text:list-item>
                    <text:p>balance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18276003">
                <text:p>18276003</text:p>
                <draw:g>
                  <svg:desc>PT@data 0</svg:desc>
                </draw:g>
              </table:table-cell>
              <table:table-cell office:value-type="float" office:value="18977575">
                <text:p>18977575</text:p>
                <draw:g>
                  <svg:desc>PT@data 1</svg:desc>
                </draw:g>
              </table:table-cell>
              <table:table-cell office:value-type="float" office:value="18644695">
                <text:p>18644695</text:p>
                <draw:g>
                  <svg:desc>PT@data 2</svg:desc>
                </draw:g>
              </table:table-cell>
            </table:table-row>
            <table:table-row>
              <table:table-cell office:value-type="string">
                <text:p>sdp 1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11696706">
                <text:p>11696706</text:p>
              </table:table-cell>
              <table:table-cell office:value-type="float" office:value="11766667">
                <text:p>11766667</text:p>
              </table:table-cell>
            </table:table-row>
            <table:table-row>
              <table:table-cell office:value-type="string">
                <text:p>sdp 1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65817398">
                <text:p>65817398</text:p>
              </table:table-cell>
              <table:table-cell office:value-type="float" office:value="36467252">
                <text:p>36467252</text:p>
              </table:table-cell>
              <table:table-cell office:value-type="float" office:value="36498517">
                <text:p>36498517</text:p>
              </table:table-cell>
            </table:table-row>
            <table:table-row>
              <table:table-cell office:value-type="string">
                <text:p>sdp 3 balance</text:p>
                <text:list>
                  <text:list-item>
                    <text:p/>
                  </text:list-item>
                  <text:list-item>
                    <text:p>3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39505440">
                <text:p>39505440</text:p>
              </table:table-cell>
              <table:table-cell office:value-type="float" office:value="41089159">
                <text:p>41089159</text:p>
              </table:table-cell>
              <table:table-cell office:value-type="float" office:value="41773187">
                <text:p>41773187</text:p>
              </table:table-cell>
            </table:table-row>
            <table:table-row>
              <table:table-cell office:value-type="string">
                <text:p>sdp 3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30882828">
                <text:p>30882828</text:p>
              </table:table-cell>
              <table:table-cell office:value-type="float" office:value="31198630">
                <text:p>31198630</text:p>
              </table:table-cell>
            </table:table-row>
            <table:table-row>
              <table:table-cell office:value-type="string">
                <text:p>sdp 3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82484576">
                <text:p>82484576</text:p>
              </table:table-cell>
              <table:table-cell office:value-type="float" office:value="58690386">
                <text:p>58690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dp 5 balance</text:p>
                <text:list>
                  <text:list-item>
                    <text:p/>
                  </text:list-item>
                  <text:list-item>
                    <text:p>5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69493034">
                <text:p>69493034</text:p>
              </table:table-cell>
              <table:table-cell office:value-type="float" office:value="73344995">
                <text:p>73344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dp 5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58067807">
                <text:p>58067807</text:p>
              </table:table-cell>
              <table:table-cell office:value-type="float" office:value="58704831">
                <text:p>58704831</text:p>
              </table:table-cell>
            </table:table-row>
            <table:table-row>
              <table:table-cell office:value-type="string">
                <text:p>sdp 5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08909420">
                <text:p>108909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pg 1 balance</text:p>
                <text:list>
                  <text:list-item>
                    <text:p>sdpg</text:p>
                  </text:list-item>
                  <text:list-item>
                    <text:p>1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14990928">
                <text:p>14990928</text:p>
              </table:table-cell>
              <table:table-cell office:value-type="float" office:value="15996387">
                <text:p>15996387</text:p>
              </table:table-cell>
              <table:table-cell office:value-type="float" office:value="15931333">
                <text:p>15931333</text:p>
              </table:table-cell>
            </table:table-row>
            <table:table-row>
              <table:table-cell office:value-type="string">
                <text:p>sdpg 1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7720090">
                <text:p>7720090</text:p>
              </table:table-cell>
              <table:table-cell office:value-type="float" office:value="7770754">
                <text:p>7770754</text:p>
              </table:table-cell>
            </table:table-row>
            <table:table-row>
              <table:table-cell office:value-type="string">
                <text:p>sdpg 1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53635644">
                <text:p>53635644</text:p>
              </table:table-cell>
              <table:table-cell office:value-type="float" office:value="31963079">
                <text:p>31963079</text:p>
              </table:table-cell>
              <table:table-cell office:value-type="float" office:value="31857047">
                <text:p>31857047</text:p>
              </table:table-cell>
            </table:table-row>
            <table:table-row>
              <table:table-cell office:value-type="string">
                <text:p>sdpg 3 balance</text:p>
                <text:list>
                  <text:list-item>
                    <text:p/>
                  </text:list-item>
                  <text:list-item>
                    <text:p>3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22179010">
                <text:p>22179010</text:p>
              </table:table-cell>
              <table:table-cell office:value-type="float" office:value="25413352">
                <text:p>25413352</text:p>
              </table:table-cell>
              <table:table-cell office:value-type="float" office:value="25539740">
                <text:p>25539740</text:p>
              </table:table-cell>
            </table:table-row>
            <table:table-row>
              <table:table-cell office:value-type="string">
                <text:p>sdpg 3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19309925">
                <text:p>19309925</text:p>
              </table:table-cell>
              <table:table-cell office:value-type="float" office:value="19490499">
                <text:p>19490499</text:p>
              </table:table-cell>
            </table:table-row>
            <table:table-row>
              <table:table-cell office:value-type="string">
                <text:p>sdpg 3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79663899">
                <text:p>79663899</text:p>
              </table:table-cell>
              <table:table-cell office:value-type="float" office:value="48613733">
                <text:p>48613733</text:p>
              </table:table-cell>
              <table:table-cell office:value-type="float" office:value="48560843">
                <text:p>48560843</text:p>
              </table:table-cell>
            </table:table-row>
            <table:table-row>
              <table:table-cell office:value-type="string">
                <text:p>sdpg 5 balance</text:p>
                <text:list>
                  <text:list-item>
                    <text:p/>
                  </text:list-item>
                  <text:list-item>
                    <text:p>5</text:p>
                  </text:list-item>
                  <text:list-item>
                    <text:p>balance</text:p>
                  </text:list-item>
                </text:list>
              </table:table-cell>
              <table:table-cell office:value-type="float" office:value="45606845">
                <text:p>45606845</text:p>
              </table:table-cell>
              <table:table-cell office:value-type="float" office:value="45820203">
                <text:p>45820203</text:p>
              </table:table-cell>
              <table:table-cell office:value-type="float" office:value="45889775">
                <text:p>45889775</text:p>
              </table:table-cell>
            </table:table-row>
            <table:table-row>
              <table:table-cell office:value-type="string">
                <text:p>sdpg 5 fast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as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37699778">
                <text:p>37699778</text:p>
              </table:table-cell>
              <table:table-cell office:value-type="float" office:value="38193917">
                <text:p>38193917</text:p>
              </table:table-cell>
            </table:table-row>
            <table:table-row>
              <table:table-cell office:value-type="string">
                <text:p>sdpg 5 smal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mall</text:p>
                  </text:list-item>
                </text:list>
              </table:table-cell>
              <table:table-cell office:value-type="float" office:value="122110915">
                <text:p>122110915</text:p>
              </table:table-cell>
              <table:table-cell office:value-type="float" office:value="80290195">
                <text:p>8029019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